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1.408cm" style:rel-column-width="5426*"/>
    </style:style>
    <style:style style:name="Table4.B" style:family="table-column">
      <style:table-column-properties style:column-width="2.187cm" style:rel-column-width="8431*"/>
    </style:style>
    <style:style style:name="Table4.C" style:family="table-column">
      <style:table-column-properties style:column-width="2.124cm" style:rel-column-width="8186*"/>
    </style:style>
    <style:style style:name="Table4.D" style:family="table-column">
      <style:table-column-properties style:column-width="3.78cm" style:rel-column-width="14571*"/>
    </style:style>
    <style:style style:name="Table4.E" style:family="table-column">
      <style:table-column-properties style:column-width="3.595cm" style:rel-column-width="13857*"/>
    </style:style>
    <style:style style:name="Table4.F" style:family="table-column">
      <style:table-column-properties style:column-width="3.907cm" style:rel-column-width="15064*"/>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2.605cm" style:rel-column-width="10043*"/>
    </style:style>
    <style:style style:name="Table3.C" style:family="table-column">
      <style:table-column-properties style:column-width="4.195cm" style:rel-column-width="16169*"/>
    </style:style>
    <style:style style:name="Table3.D" style:family="table-column">
      <style:table-column-properties style:column-width="3.401cm" style:rel-column-width="13109*"/>
    </style:style>
    <style:style style:name="Table3.E" style:family="table-column">
      <style:table-column-properties style:column-width="3.401cm" style:rel-column-width="13112*"/>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9cm" style:rel-column-width="7323*"/>
    </style:style>
    <style:style style:name="Table1.B" style:family="table-column">
      <style:table-column-properties style:column-width="4.8cm" style:rel-column-width="18501*"/>
    </style:style>
    <style:style style:name="Table1.C" style:family="table-column">
      <style:table-column-properties style:column-width="3.5cm" style:rel-column-width="13490*"/>
    </style:style>
    <style:style style:name="Table1.D" style:family="table-column">
      <style:table-column-properties style:column-width="3.401cm" style:rel-column-width="13109*"/>
    </style:style>
    <style:style style:name="Table1.E" style:family="table-column">
      <style:table-column-properties style:column-width="3.401cm" style:rel-column-width="13112*"/>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P1" style:family="paragraph" style:parent-style-name="Standard">
      <style:text-properties officeooo:rsid="0000e0f9" officeooo:paragraph-rsid="0000e0f9"/>
    </style:style>
    <style:style style:name="P2" style:family="paragraph" style:parent-style-name="Standard">
      <style:text-properties officeooo:rsid="0000e0f9" officeooo:paragraph-rsid="0014db80"/>
    </style:style>
    <style:style style:name="P3" style:family="paragraph" style:parent-style-name="Standard">
      <style:text-properties officeooo:rsid="0000e0f9" officeooo:paragraph-rsid="003c00f8"/>
    </style:style>
    <style:style style:name="P4" style:family="paragraph" style:parent-style-name="Standard">
      <style:text-properties officeooo:rsid="0009256a" officeooo:paragraph-rsid="0014db80"/>
    </style:style>
    <style:style style:name="P5" style:family="paragraph" style:parent-style-name="Standard">
      <style:text-properties officeooo:rsid="000ae741" officeooo:paragraph-rsid="000ae741"/>
    </style:style>
    <style:style style:name="P6" style:family="paragraph" style:parent-style-name="Standard">
      <style:text-properties officeooo:rsid="000c0f62" officeooo:paragraph-rsid="000c0f62"/>
    </style:style>
    <style:style style:name="P7" style:family="paragraph" style:parent-style-name="Standard">
      <style:text-properties officeooo:rsid="000e5b14" officeooo:paragraph-rsid="000e5b14"/>
    </style:style>
    <style:style style:name="P8" style:family="paragraph" style:parent-style-name="Standard">
      <style:text-properties officeooo:rsid="000e5b14" officeooo:paragraph-rsid="000fb70d"/>
    </style:style>
    <style:style style:name="P9" style:family="paragraph" style:parent-style-name="Standard">
      <style:text-properties officeooo:rsid="000e5b14" officeooo:paragraph-rsid="0014db80"/>
    </style:style>
    <style:style style:name="P10" style:family="paragraph" style:parent-style-name="Standard">
      <style:text-properties officeooo:rsid="000e5b14" officeooo:paragraph-rsid="002dde28"/>
    </style:style>
    <style:style style:name="P11" style:family="paragraph" style:parent-style-name="Standard">
      <style:text-properties officeooo:rsid="000e5b14" officeooo:paragraph-rsid="002fcb59"/>
    </style:style>
    <style:style style:name="P12" style:family="paragraph" style:parent-style-name="Standard">
      <style:text-properties officeooo:rsid="00292a1c" officeooo:paragraph-rsid="00292a1c"/>
    </style:style>
    <style:style style:name="P13" style:family="paragraph" style:parent-style-name="Standard">
      <style:text-properties officeooo:paragraph-rsid="000fb70d"/>
    </style:style>
    <style:style style:name="P14" style:family="paragraph" style:parent-style-name="Standard">
      <style:text-properties officeooo:paragraph-rsid="002dde28"/>
    </style:style>
    <style:style style:name="P15" style:family="paragraph" style:parent-style-name="Standard">
      <style:text-properties officeooo:paragraph-rsid="002fcb59"/>
    </style:style>
    <style:style style:name="P16" style:family="paragraph" style:parent-style-name="Standard">
      <style:text-properties officeooo:rsid="002fda36" officeooo:paragraph-rsid="0031b04c"/>
    </style:style>
    <style:style style:name="P17" style:family="paragraph" style:parent-style-name="Standard">
      <style:text-properties officeooo:rsid="0039c442" officeooo:paragraph-rsid="0039c442"/>
    </style:style>
    <style:style style:name="P18" style:family="paragraph" style:parent-style-name="Standard">
      <style:text-properties officeooo:rsid="003b29c0" officeooo:paragraph-rsid="003b29c0"/>
    </style:style>
    <style:style style:name="P19" style:family="paragraph" style:parent-style-name="Standard">
      <style:text-properties officeooo:rsid="0031b04c" officeooo:paragraph-rsid="0031b04c"/>
    </style:style>
    <style:style style:name="P20" style:family="paragraph" style:parent-style-name="Standard">
      <style:text-properties officeooo:rsid="003c00f8" officeooo:paragraph-rsid="003c00f8"/>
    </style:style>
    <style:style style:name="P21" style:family="paragraph" style:parent-style-name="Standard">
      <style:text-properties officeooo:rsid="00427d52" officeooo:paragraph-rsid="00427d52"/>
    </style:style>
    <style:style style:name="P22" style:family="paragraph" style:parent-style-name="Standard">
      <style:text-properties officeooo:rsid="004fc3e0" officeooo:paragraph-rsid="004fc3e0"/>
    </style:style>
    <style:style style:name="P23" style:family="paragraph" style:parent-style-name="Standard">
      <style:text-properties officeooo:rsid="0050aa40" officeooo:paragraph-rsid="0050aa40"/>
    </style:style>
    <style:style style:name="P24" style:family="paragraph" style:parent-style-name="Standard">
      <style:text-properties officeooo:rsid="005fe981" officeooo:paragraph-rsid="005fe981"/>
    </style:style>
    <style:style style:name="P25" style:family="paragraph" style:parent-style-name="Standard">
      <style:text-properties officeooo:rsid="00605813" officeooo:paragraph-rsid="00605813"/>
    </style:style>
    <style:style style:name="P26" style:family="paragraph" style:parent-style-name="Standard">
      <style:text-properties officeooo:rsid="00605813" officeooo:paragraph-rsid="0063635d"/>
    </style:style>
    <style:style style:name="P27" style:family="paragraph" style:parent-style-name="Standard">
      <style:text-properties officeooo:rsid="00605813" officeooo:paragraph-rsid="00652b18"/>
    </style:style>
    <style:style style:name="P28" style:family="paragraph" style:parent-style-name="Standard">
      <style:text-properties officeooo:rsid="0063635d" officeooo:paragraph-rsid="0063635d"/>
    </style:style>
    <style:style style:name="P29" style:family="paragraph" style:parent-style-name="Standard">
      <style:text-properties officeooo:rsid="0063635d" officeooo:paragraph-rsid="00652b18"/>
    </style:style>
    <style:style style:name="P30" style:family="paragraph" style:parent-style-name="Standard">
      <style:text-properties officeooo:rsid="006800c3" officeooo:paragraph-rsid="006800c3"/>
    </style:style>
    <style:style style:name="P31" style:family="paragraph" style:parent-style-name="Standard">
      <style:text-properties fo:font-size="8pt" officeooo:rsid="007d14a4" officeooo:paragraph-rsid="007fc59c" style:font-size-asian="8pt" style:font-size-complex="8pt"/>
    </style:style>
    <style:style style:name="P32" style:family="paragraph" style:parent-style-name="Text_20_body">
      <style:text-properties officeooo:rsid="00156717" officeooo:paragraph-rsid="00156717"/>
    </style:style>
    <style:style style:name="P33" style:family="paragraph" style:parent-style-name="Text_20_body">
      <style:text-properties officeooo:rsid="001845c4" officeooo:paragraph-rsid="001845c4"/>
    </style:style>
    <style:style style:name="P34" style:family="paragraph" style:parent-style-name="Text_20_body">
      <style:text-properties officeooo:rsid="001845c4" officeooo:paragraph-rsid="002371ab"/>
    </style:style>
    <style:style style:name="P35" style:family="paragraph" style:parent-style-name="Text_20_body">
      <style:text-properties officeooo:rsid="001845c4" officeooo:paragraph-rsid="002846a8"/>
    </style:style>
    <style:style style:name="P36" style:family="paragraph" style:parent-style-name="Text_20_body">
      <style:text-properties officeooo:rsid="001845c4" officeooo:paragraph-rsid="003e8622"/>
    </style:style>
    <style:style style:name="P37" style:family="paragraph" style:parent-style-name="Text_20_body">
      <style:text-properties officeooo:paragraph-rsid="00190711"/>
    </style:style>
    <style:style style:name="P38" style:family="paragraph" style:parent-style-name="Text_20_body">
      <style:text-properties officeooo:rsid="001ad340" officeooo:paragraph-rsid="00201af4"/>
    </style:style>
    <style:style style:name="P39" style:family="paragraph" style:parent-style-name="Text_20_body">
      <style:text-properties officeooo:rsid="001c850c" officeooo:paragraph-rsid="00201af4"/>
    </style:style>
    <style:style style:name="P40" style:family="paragraph" style:parent-style-name="Text_20_body">
      <style:text-properties officeooo:rsid="0000e0f9" officeooo:paragraph-rsid="00201af4"/>
    </style:style>
    <style:style style:name="P41" style:family="paragraph" style:parent-style-name="Text_20_body">
      <style:text-properties officeooo:paragraph-rsid="0026937e"/>
    </style:style>
    <style:style style:name="P42" style:family="paragraph" style:parent-style-name="Text_20_body">
      <style:text-properties officeooo:rsid="002846a8" officeooo:paragraph-rsid="002846a8"/>
    </style:style>
    <style:style style:name="P43" style:family="paragraph" style:parent-style-name="Text_20_body">
      <style:text-properties officeooo:rsid="002cc390" officeooo:paragraph-rsid="002dde28"/>
    </style:style>
    <style:style style:name="P44" style:family="paragraph" style:parent-style-name="Text_20_body">
      <style:text-properties officeooo:rsid="002cc390" officeooo:paragraph-rsid="00300c9b"/>
    </style:style>
    <style:style style:name="P45" style:family="paragraph" style:parent-style-name="Text_20_body">
      <style:text-properties officeooo:paragraph-rsid="002cc390"/>
    </style:style>
    <style:style style:name="P46" style:family="paragraph" style:parent-style-name="Text_20_body">
      <style:text-properties officeooo:rsid="002dd617" officeooo:paragraph-rsid="002dde28"/>
    </style:style>
    <style:style style:name="P47" style:family="paragraph" style:parent-style-name="Text_20_body">
      <style:text-properties officeooo:paragraph-rsid="002fcb59"/>
    </style:style>
    <style:style style:name="P48" style:family="paragraph" style:parent-style-name="Text_20_body">
      <style:text-properties officeooo:rsid="00353392" officeooo:paragraph-rsid="00353392"/>
    </style:style>
    <style:style style:name="P49" style:family="paragraph" style:parent-style-name="Text_20_body">
      <style:text-properties officeooo:rsid="004ca119" officeooo:paragraph-rsid="004ca119"/>
    </style:style>
    <style:style style:name="P50" style:family="paragraph" style:parent-style-name="Text_20_body">
      <style:text-properties officeooo:rsid="0050aa40" officeooo:paragraph-rsid="0050aa40"/>
    </style:style>
    <style:style style:name="P51" style:family="paragraph" style:parent-style-name="Text_20_body">
      <style:text-properties officeooo:rsid="0050aa40" officeooo:paragraph-rsid="006cd5e0"/>
    </style:style>
    <style:style style:name="P52" style:family="paragraph" style:parent-style-name="Text_20_body">
      <style:text-properties style:text-underline-style="solid" style:text-underline-width="auto" style:text-underline-color="font-color" officeooo:rsid="0086fa0a" officeooo:paragraph-rsid="008bfe43"/>
    </style:style>
    <style:style style:name="P53" style:family="paragraph" style:parent-style-name="Text_20_body">
      <style:text-properties style:text-underline-style="solid" style:text-underline-width="auto" style:text-underline-color="font-color" officeooo:rsid="0086fa0a" officeooo:paragraph-rsid="009e3206"/>
    </style:style>
    <style:style style:name="P54" style:family="paragraph" style:parent-style-name="Text_20_body">
      <style:text-properties style:text-underline-style="solid" style:text-underline-width="auto" style:text-underline-color="font-color" officeooo:rsid="0086fa0a" officeooo:paragraph-rsid="00a4be57"/>
    </style:style>
    <style:style style:name="P55" style:family="paragraph" style:parent-style-name="Text_20_body">
      <style:text-properties style:text-underline-style="solid" style:text-underline-width="auto" style:text-underline-color="font-color" officeooo:rsid="0086fa0a" officeooo:paragraph-rsid="00a86b78"/>
    </style:style>
    <style:style style:name="P56" style:family="paragraph" style:parent-style-name="Text_20_body">
      <style:text-properties style:text-underline-style="solid" style:text-underline-width="auto" style:text-underline-color="font-color" officeooo:rsid="0086fa0a" officeooo:paragraph-rsid="0086fa0a"/>
    </style:style>
    <style:style style:name="P57" style:family="paragraph" style:parent-style-name="Text_20_body">
      <style:text-properties style:text-underline-style="solid" style:text-underline-width="auto" style:text-underline-color="font-color" officeooo:rsid="0086fa0a" officeooo:paragraph-rsid="00ada072"/>
    </style:style>
    <style:style style:name="P58" style:family="paragraph" style:parent-style-name="Text_20_body">
      <style:text-properties style:text-underline-style="solid" style:text-underline-width="auto" style:text-underline-color="font-color" officeooo:rsid="00aa561d" officeooo:paragraph-rsid="00aa561d"/>
    </style:style>
    <style:style style:name="P59" style:family="paragraph" style:parent-style-name="Text_20_body">
      <style:text-properties style:text-underline-style="solid" style:text-underline-width="auto" style:text-underline-color="font-color" officeooo:rsid="00aa561d" officeooo:paragraph-rsid="00ada072"/>
    </style:style>
    <style:style style:name="P60" style:family="paragraph" style:parent-style-name="Text_20_body">
      <style:text-properties style:text-underline-style="solid" style:text-underline-width="auto" style:text-underline-color="font-color" officeooo:rsid="00aa561d" officeooo:paragraph-rsid="00aeb6fc"/>
    </style:style>
    <style:style style:name="P61" style:family="paragraph" style:parent-style-name="Text_20_body">
      <style:text-properties style:text-underline-style="solid" style:text-underline-width="auto" style:text-underline-color="font-color" officeooo:rsid="00bf65e2" officeooo:paragraph-rsid="00bf65e2"/>
    </style:style>
    <style:style style:name="P62" style:family="paragraph" style:parent-style-name="Text_20_body">
      <style:text-properties officeooo:paragraph-rsid="0093238f"/>
    </style:style>
    <style:style style:name="P63" style:family="paragraph" style:parent-style-name="Text_20_body">
      <style:text-properties officeooo:rsid="00a86b78" officeooo:paragraph-rsid="00a86b78"/>
    </style:style>
    <style:style style:name="P64" style:family="paragraph" style:parent-style-name="Text_20_body">
      <style:text-properties officeooo:rsid="008c2c51" officeooo:paragraph-rsid="008c2c51"/>
    </style:style>
    <style:style style:name="P65" style:family="paragraph" style:parent-style-name="Text_20_body">
      <style:text-properties officeooo:rsid="0093238f" officeooo:paragraph-rsid="0093238f"/>
    </style:style>
    <style:style style:name="P66" style:family="paragraph" style:parent-style-name="Text_20_body">
      <style:text-properties officeooo:rsid="009e3206" officeooo:paragraph-rsid="009e3206"/>
    </style:style>
    <style:style style:name="P67" style:family="paragraph" style:parent-style-name="Text_20_body">
      <style:text-properties officeooo:rsid="00a663b3" officeooo:paragraph-rsid="009e3206"/>
    </style:style>
    <style:style style:name="P68" style:family="paragraph" style:parent-style-name="Text_20_body">
      <style:text-properties officeooo:rsid="00a663b3" officeooo:paragraph-rsid="00a86b78"/>
    </style:style>
    <style:style style:name="P69" style:family="paragraph" style:parent-style-name="Text_20_body">
      <style:text-properties officeooo:rsid="00b40c4b" officeooo:paragraph-rsid="00b40c4b"/>
    </style:style>
    <style:style style:name="P70" style:family="paragraph" style:parent-style-name="Text_20_body">
      <style:text-properties officeooo:rsid="00b94436" officeooo:paragraph-rsid="00b94436"/>
    </style:style>
    <style:style style:name="P71" style:family="paragraph" style:parent-style-name="Text_20_body">
      <style:text-properties style:text-underline-style="none" officeooo:rsid="00bf65e2" officeooo:paragraph-rsid="00bf65e2"/>
    </style:style>
    <style:style style:name="P72" style:family="paragraph" style:parent-style-name="Table_20_Contents">
      <style:text-properties officeooo:rsid="004fc3e0" officeooo:paragraph-rsid="004fc3e0"/>
    </style:style>
    <style:style style:name="P73" style:family="paragraph" style:parent-style-name="Table_20_Contents">
      <style:text-properties officeooo:rsid="004fc3e0" officeooo:paragraph-rsid="0050aa40"/>
    </style:style>
    <style:style style:name="P74" style:family="paragraph" style:parent-style-name="Table_20_Contents">
      <style:text-properties officeooo:rsid="005338c5" officeooo:paragraph-rsid="005338c5"/>
    </style:style>
    <style:style style:name="P75" style:family="paragraph" style:parent-style-name="Table_20_Contents">
      <style:text-properties officeooo:rsid="005338c5" officeooo:paragraph-rsid="006cd5e0"/>
    </style:style>
    <style:style style:name="P76" style:family="paragraph" style:parent-style-name="Table_20_Contents">
      <style:text-properties officeooo:paragraph-rsid="005338c5"/>
    </style:style>
    <style:style style:name="P77" style:family="paragraph" style:parent-style-name="Table_20_Contents">
      <style:text-properties officeooo:rsid="0053c733" officeooo:paragraph-rsid="0053c733"/>
    </style:style>
    <style:style style:name="P78" style:family="paragraph" style:parent-style-name="Table_20_Contents">
      <style:text-properties officeooo:rsid="0053c733" officeooo:paragraph-rsid="006cd5e0"/>
    </style:style>
    <style:style style:name="P79" style:family="paragraph" style:parent-style-name="Table_20_Contents">
      <style:text-properties officeooo:rsid="005498ed" officeooo:paragraph-rsid="005498ed"/>
    </style:style>
    <style:style style:name="P80" style:family="paragraph" style:parent-style-name="Table_20_Contents">
      <style:text-properties officeooo:rsid="005498ed" officeooo:paragraph-rsid="006cd5e0"/>
    </style:style>
    <style:style style:name="P81" style:family="paragraph" style:parent-style-name="Table_20_Contents">
      <style:text-properties officeooo:rsid="00596d6e" officeooo:paragraph-rsid="00596d6e"/>
    </style:style>
    <style:style style:name="P82" style:family="paragraph" style:parent-style-name="Table_20_Contents">
      <style:text-properties officeooo:rsid="00596d6e" officeooo:paragraph-rsid="006cd5e0"/>
    </style:style>
    <style:style style:name="P83" style:family="paragraph" style:parent-style-name="Table_20_Contents">
      <style:text-properties officeooo:rsid="005ae2f0" officeooo:paragraph-rsid="005ae2f0"/>
    </style:style>
    <style:style style:name="P84" style:family="paragraph" style:parent-style-name="Table_20_Contents">
      <style:text-properties officeooo:rsid="005ae2f0" officeooo:paragraph-rsid="006cd5e0"/>
    </style:style>
    <style:style style:name="P85" style:family="paragraph" style:parent-style-name="Table_20_Contents">
      <style:text-properties officeooo:rsid="005af4cb" officeooo:paragraph-rsid="005af4cb"/>
    </style:style>
    <style:style style:name="P86" style:family="paragraph" style:parent-style-name="Table_20_Contents">
      <style:text-properties officeooo:rsid="005af4cb" officeooo:paragraph-rsid="006cd5e0"/>
    </style:style>
    <style:style style:name="P87" style:family="paragraph" style:parent-style-name="Table_20_Contents">
      <style:text-properties officeooo:rsid="005d31c4" officeooo:paragraph-rsid="005d31c4"/>
    </style:style>
    <style:style style:name="P88" style:family="paragraph" style:parent-style-name="Table_20_Contents">
      <style:text-properties officeooo:rsid="005d31c4" officeooo:paragraph-rsid="006cd5e0"/>
    </style:style>
    <style:style style:name="P89" style:family="paragraph" style:parent-style-name="Table_20_Contents">
      <style:text-properties officeooo:rsid="006a1815" officeooo:paragraph-rsid="006a1815"/>
    </style:style>
    <style:style style:name="P90" style:family="paragraph" style:parent-style-name="Table_20_Contents">
      <style:text-properties officeooo:rsid="006a1815" officeooo:paragraph-rsid="006cd5e0"/>
    </style:style>
    <style:style style:name="P91" style:family="paragraph" style:parent-style-name="Table_20_Contents">
      <style:text-properties fo:font-size="8pt" style:font-size-asian="8pt" style:font-size-complex="8pt"/>
    </style:style>
    <style:style style:name="P92" style:family="paragraph" style:parent-style-name="Table_20_Contents">
      <style:text-properties fo:font-size="8pt" officeooo:rsid="005338c5" officeooo:paragraph-rsid="005338c5" style:font-size-asian="8pt" style:font-size-complex="8pt"/>
    </style:style>
    <style:style style:name="P93" style:family="paragraph" style:parent-style-name="Table_20_Contents">
      <style:text-properties fo:font-size="8pt" officeooo:rsid="0069fac5" officeooo:paragraph-rsid="0069fac5" style:font-size-asian="8pt" style:font-size-complex="8pt"/>
    </style:style>
    <style:style style:name="P94" style:family="paragraph" style:parent-style-name="Table_20_Contents">
      <style:text-properties fo:font-size="8pt" officeooo:rsid="0069fac5" officeooo:paragraph-rsid="006cd5e0" style:font-size-asian="8pt" style:font-size-complex="8pt"/>
    </style:style>
    <style:style style:name="P95" style:family="paragraph" style:parent-style-name="Table_20_Contents">
      <style:text-properties fo:font-size="8pt" officeooo:paragraph-rsid="006cd5e0" style:font-size-asian="8pt" style:font-size-complex="8pt"/>
    </style:style>
    <style:style style:name="P96" style:family="paragraph" style:parent-style-name="Table_20_Contents">
      <style:text-properties fo:font-size="8pt" officeooo:rsid="006cd5e0" officeooo:paragraph-rsid="006cd5e0" style:font-size-asian="8pt" style:font-size-complex="8pt"/>
    </style:style>
    <style:style style:name="P97" style:family="paragraph" style:parent-style-name="Table_20_Contents">
      <style:text-properties fo:font-size="8pt" officeooo:rsid="006e5f38" officeooo:paragraph-rsid="006e5f38" style:font-size-asian="8pt" style:font-size-complex="8pt"/>
    </style:style>
    <style:style style:name="P98" style:family="paragraph" style:parent-style-name="Table_20_Contents">
      <style:text-properties fo:font-size="8pt" officeooo:rsid="006fd55a" officeooo:paragraph-rsid="006fd55a" style:font-size-asian="8pt" style:font-size-complex="8pt"/>
    </style:style>
    <style:style style:name="P99" style:family="paragraph" style:parent-style-name="Table_20_Contents">
      <style:text-properties fo:font-size="8pt" officeooo:rsid="0072fea5" officeooo:paragraph-rsid="0072fea5" style:font-size-asian="8pt" style:font-size-complex="8pt"/>
    </style:style>
    <style:style style:name="P100" style:family="paragraph" style:parent-style-name="Table_20_Contents">
      <style:text-properties fo:font-size="8pt" officeooo:rsid="0072fea5" officeooo:paragraph-rsid="006cd5e0" style:font-size-asian="8pt" style:font-size-complex="8pt"/>
    </style:style>
    <style:style style:name="P101" style:family="paragraph" style:parent-style-name="Table_20_Contents">
      <style:text-properties fo:font-size="8pt" officeooo:rsid="0073de84" officeooo:paragraph-rsid="0073de84" style:font-size-asian="8pt" style:font-size-complex="8pt"/>
    </style:style>
    <style:style style:name="P102" style:family="paragraph" style:parent-style-name="Table_20_Contents">
      <style:paragraph-properties fo:text-align="center" style:justify-single-word="false"/>
      <style:text-properties fo:font-size="8pt" officeooo:rsid="0073de84" officeooo:paragraph-rsid="0073de84" style:font-size-asian="8pt" style:font-size-complex="8pt"/>
    </style:style>
    <style:style style:name="P103" style:family="paragraph" style:parent-style-name="Table_20_Contents">
      <style:text-properties fo:font-size="8pt" officeooo:rsid="0073fb0b" officeooo:paragraph-rsid="0073fb0b" style:font-size-asian="8pt" style:font-size-complex="8pt"/>
    </style:style>
    <style:style style:name="P104" style:family="paragraph" style:parent-style-name="Table_20_Contents">
      <style:text-properties fo:font-size="8pt" officeooo:rsid="007580da" officeooo:paragraph-rsid="007580da" style:font-size-asian="8pt" style:font-size-complex="8pt"/>
    </style:style>
    <style:style style:name="P105" style:family="paragraph" style:parent-style-name="Table_20_Contents">
      <style:text-properties fo:font-size="8pt" officeooo:rsid="0077ff07" officeooo:paragraph-rsid="0077ff07" style:font-size-asian="8pt" style:font-size-complex="8pt"/>
    </style:style>
    <style:style style:name="P106" style:family="paragraph" style:parent-style-name="Table_20_Contents">
      <style:text-properties fo:font-size="8pt" officeooo:rsid="007ab09d" officeooo:paragraph-rsid="007ab09d" style:font-size-asian="8pt" style:font-size-complex="8pt"/>
    </style:style>
    <style:style style:name="P107" style:family="paragraph" style:parent-style-name="Table_20_Contents">
      <style:text-properties fo:font-size="8pt" officeooo:rsid="007ad759" officeooo:paragraph-rsid="007ad759" style:font-size-asian="8pt" style:font-size-complex="8pt"/>
    </style:style>
    <style:style style:name="P108" style:family="paragraph" style:parent-style-name="Table_20_Contents">
      <style:text-properties fo:font-size="8pt" officeooo:rsid="007b3968" officeooo:paragraph-rsid="007b3968" style:font-size-asian="8pt" style:font-size-complex="8pt"/>
    </style:style>
    <style:style style:name="P109" style:family="paragraph" style:parent-style-name="Table_20_Contents">
      <style:text-properties fo:font-size="8pt" officeooo:rsid="007b3968" officeooo:paragraph-rsid="007d14a4" style:font-size-asian="8pt" style:font-size-complex="8pt"/>
    </style:style>
    <style:style style:name="P110" style:family="paragraph" style:parent-style-name="Table_20_Contents">
      <style:text-properties fo:font-size="8pt" officeooo:rsid="007ccaa7" officeooo:paragraph-rsid="007ccaa7" style:font-size-asian="8pt" style:font-size-complex="8pt"/>
    </style:style>
    <style:style style:name="P111" style:family="paragraph" style:parent-style-name="Table_20_Contents">
      <style:text-properties fo:font-size="8pt" officeooo:rsid="007d14a4" officeooo:paragraph-rsid="007d14a4" style:font-size-asian="8pt" style:font-size-complex="8pt"/>
    </style:style>
    <style:style style:name="P112" style:family="paragraph" style:parent-style-name="Table_20_Contents">
      <style:paragraph-properties fo:text-align="center" style:justify-single-word="false"/>
      <style:text-properties fo:font-size="8pt" officeooo:rsid="007d14a4" officeooo:paragraph-rsid="007d14a4" style:font-size-asian="8pt" style:font-size-complex="8pt"/>
    </style:style>
    <style:style style:name="P113" style:family="paragraph" style:parent-style-name="Table_20_Contents">
      <style:text-properties fo:font-size="8pt" officeooo:rsid="007d14a4" officeooo:paragraph-rsid="007f9a55" style:font-size-asian="8pt" style:font-size-complex="8pt"/>
    </style:style>
    <style:style style:name="P114" style:family="paragraph" style:parent-style-name="Table_20_Contents">
      <style:text-properties fo:font-size="8pt" officeooo:rsid="007d14a4" officeooo:paragraph-rsid="007fc59c" style:font-size-asian="8pt" style:font-size-complex="8pt"/>
    </style:style>
    <style:style style:name="P115" style:family="paragraph" style:parent-style-name="Table_20_Contents">
      <style:text-properties fo:font-size="8pt" officeooo:rsid="007d14a4" officeooo:paragraph-rsid="008f0a1d" style:font-size-asian="8pt" style:font-size-complex="8pt"/>
    </style:style>
    <style:style style:name="P116" style:family="paragraph" style:parent-style-name="Table_20_Contents">
      <style:paragraph-properties fo:text-align="center" style:justify-single-word="false"/>
      <style:text-properties fo:font-size="8pt" officeooo:rsid="007d3fdd" officeooo:paragraph-rsid="007d3fdd" style:font-size-asian="8pt" style:font-size-complex="8pt"/>
    </style:style>
    <style:style style:name="P117" style:family="paragraph" style:parent-style-name="Table_20_Contents">
      <style:text-properties fo:font-size="8pt" officeooo:rsid="007d3fdd" officeooo:paragraph-rsid="007d3fdd" style:font-size-asian="8pt" style:font-size-complex="8pt"/>
    </style:style>
    <style:style style:name="P118" style:family="paragraph" style:parent-style-name="Table_20_Contents">
      <style:text-properties fo:font-size="8pt" officeooo:rsid="007e5195" officeooo:paragraph-rsid="007e5195" style:font-size-asian="8pt" style:font-size-complex="8pt"/>
    </style:style>
    <style:style style:name="P119" style:family="paragraph" style:parent-style-name="Table_20_Contents">
      <style:text-properties fo:font-size="8pt" officeooo:rsid="007f9a55" officeooo:paragraph-rsid="007f9a55" style:font-size-asian="8pt" style:font-size-complex="8pt"/>
    </style:style>
    <style:style style:name="P120" style:family="paragraph" style:parent-style-name="Table_20_Contents">
      <style:text-properties fo:font-size="8pt" officeooo:rsid="007fc59c" officeooo:paragraph-rsid="007fc59c" style:font-size-asian="8pt" style:font-size-complex="8pt"/>
    </style:style>
    <style:style style:name="P121" style:family="paragraph" style:parent-style-name="Table_20_Contents">
      <style:text-properties fo:font-size="8pt" officeooo:rsid="00802310" officeooo:paragraph-rsid="00802310" style:font-size-asian="8pt" style:font-size-complex="8pt"/>
    </style:style>
    <style:style style:name="P122" style:family="paragraph" style:parent-style-name="Table_20_Contents">
      <style:text-properties fo:font-size="8pt" officeooo:rsid="0081b5d7" officeooo:paragraph-rsid="0081b5d7" style:font-size-asian="8pt" style:font-size-complex="8pt"/>
    </style:style>
    <style:style style:name="P123" style:family="paragraph" style:parent-style-name="Table_20_Contents">
      <style:text-properties fo:font-size="8pt" officeooo:rsid="00827feb" officeooo:paragraph-rsid="00827feb" style:font-size-asian="8pt" style:font-size-complex="8pt"/>
    </style:style>
    <style:style style:name="P124" style:family="paragraph" style:parent-style-name="Table_20_Contents">
      <style:paragraph-properties fo:text-align="center" style:justify-single-word="false"/>
      <style:text-properties fo:font-size="8pt" officeooo:rsid="00827feb" officeooo:paragraph-rsid="0073de84" style:font-size-asian="8pt" style:font-size-complex="8pt"/>
    </style:style>
    <style:style style:name="P125" style:family="paragraph" style:parent-style-name="Table_20_Contents">
      <style:text-properties fo:font-size="8pt" officeooo:rsid="0082a86a" officeooo:paragraph-rsid="0082a86a" style:font-size-asian="8pt" style:font-size-complex="8pt"/>
    </style:style>
    <style:style style:name="P126" style:family="paragraph" style:parent-style-name="Table_20_Contents">
      <style:text-properties fo:font-size="8pt" officeooo:rsid="008312d1" officeooo:paragraph-rsid="008312d1" style:font-size-asian="8pt" style:font-size-complex="8pt"/>
    </style:style>
    <style:style style:name="P127" style:family="paragraph" style:parent-style-name="Table_20_Contents">
      <style:paragraph-properties fo:text-align="center" style:justify-single-word="false"/>
      <style:text-properties fo:font-size="8pt" officeooo:rsid="00844f06" officeooo:paragraph-rsid="00844f06" style:font-size-asian="8pt" style:font-size-complex="8pt"/>
    </style:style>
    <style:style style:name="P128" style:family="paragraph" style:parent-style-name="Table_20_Contents">
      <style:text-properties fo:font-size="8pt" officeooo:rsid="00844f06" officeooo:paragraph-rsid="00844f06" style:font-size-asian="8pt" style:font-size-complex="8pt"/>
    </style:style>
    <style:style style:name="P129" style:family="paragraph" style:parent-style-name="Table_20_Contents">
      <style:text-properties fo:font-size="8pt" officeooo:rsid="008508c9" officeooo:paragraph-rsid="008508c9" style:font-size-asian="8pt" style:font-size-complex="8pt"/>
    </style:style>
    <style:style style:name="P130" style:family="paragraph" style:parent-style-name="Table_20_Contents">
      <style:text-properties fo:font-size="8pt" officeooo:rsid="00855f20" officeooo:paragraph-rsid="00855f20" style:font-size-asian="8pt" style:font-size-complex="8pt"/>
    </style:style>
    <style:style style:name="P131" style:family="paragraph" style:parent-style-name="Table_20_Contents">
      <style:text-properties fo:font-size="8pt" officeooo:rsid="00858c08" officeooo:paragraph-rsid="00858c08" style:font-size-asian="8pt" style:font-size-complex="8pt"/>
    </style:style>
    <style:style style:name="P132" style:family="paragraph" style:parent-style-name="Table_20_Contents">
      <style:text-properties officeooo:paragraph-rsid="006cd5e0"/>
    </style:style>
    <style:style style:name="P133" style:family="paragraph" style:parent-style-name="Table_20_Heading">
      <style:text-properties officeooo:rsid="004fc3e0" officeooo:paragraph-rsid="004fc3e0"/>
    </style:style>
    <style:style style:name="P134" style:family="paragraph" style:parent-style-name="Table_20_Heading">
      <style:text-properties officeooo:rsid="005338c5" officeooo:paragraph-rsid="005338c5"/>
    </style:style>
    <style:style style:name="P135" style:family="paragraph" style:parent-style-name="Table_20_Heading">
      <style:text-properties officeooo:rsid="005338c5" officeooo:paragraph-rsid="006cd5e0"/>
    </style:style>
    <style:style style:name="P136" style:family="paragraph" style:parent-style-name="Table_20_Heading">
      <style:text-properties officeooo:rsid="006cd5e0" officeooo:paragraph-rsid="006fd55a"/>
    </style:style>
    <style:style style:name="P137" style:family="paragraph" style:parent-style-name="Table_20_Heading">
      <style:text-properties officeooo:rsid="006fd55a" officeooo:paragraph-rsid="006fd55a"/>
    </style:style>
    <style:style style:name="P138" style:family="paragraph" style:parent-style-name="Table_20_Heading">
      <style:text-properties officeooo:rsid="006e5f38" officeooo:paragraph-rsid="006e5f38"/>
    </style:style>
    <style:style style:name="P139" style:family="paragraph" style:parent-style-name="Table_20_Heading">
      <style:text-properties officeooo:rsid="007d14a4" officeooo:paragraph-rsid="007d14a4"/>
    </style:style>
    <style:style style:name="P140" style:family="paragraph" style:parent-style-name="Contents_20_Heading">
      <style:paragraph-properties fo:break-before="page"/>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3">
      <style:paragraph-properties>
        <style:tab-stops>
          <style:tab-stop style:position="16.002cm" style:type="right" style:leader-style="dotted" style:leader-text="."/>
        </style:tab-stops>
      </style:paragraph-properties>
    </style:style>
    <style:style style:name="P143" style:family="paragraph" style:parent-style-name="Contents_20_2">
      <style:paragraph-properties>
        <style:tab-stops>
          <style:tab-stop style:position="16.501cm" style:type="right" style:leader-style="dotted" style:leader-text="."/>
        </style:tab-stops>
      </style:paragraph-properties>
    </style:style>
    <style:style style:name="P144" style:family="paragraph" style:parent-style-name="Preformatted_20_Text">
      <style:paragraph-properties fo:margin-left="1.251cm" fo:margin-right="0cm" fo:text-indent="0cm" style:auto-text-indent="false"/>
    </style:style>
    <style:style style:name="P145" style:family="paragraph" style:parent-style-name="Preformatted_20_Text">
      <style:paragraph-properties fo:margin-left="1.251cm" fo:margin-right="0cm" fo:text-indent="0cm" style:auto-text-indent="false"/>
      <style:text-properties officeooo:paragraph-rsid="00900312"/>
    </style:style>
    <style:style style:name="P146" style:family="paragraph" style:parent-style-name="Preformatted_20_Text">
      <style:paragraph-properties fo:margin-left="1.251cm" fo:margin-right="0cm" fo:text-indent="0cm" style:auto-text-indent="false"/>
      <style:text-properties officeooo:paragraph-rsid="0091b9b1"/>
    </style:style>
    <style:style style:name="P147" style:family="paragraph" style:parent-style-name="Preformatted_20_Text">
      <style:paragraph-properties fo:margin-left="1.251cm" fo:margin-right="0cm" fo:text-indent="0cm" style:auto-text-indent="false"/>
      <style:text-properties officeooo:paragraph-rsid="0093238f"/>
    </style:style>
    <style:style style:name="P148" style:family="paragraph" style:parent-style-name="Preformatted_20_Text">
      <style:paragraph-properties fo:margin-left="1.251cm" fo:margin-right="0cm" fo:text-indent="0cm" style:auto-text-indent="false"/>
      <style:text-properties officeooo:rsid="009b6909" officeooo:paragraph-rsid="009b6909"/>
    </style:style>
    <style:style style:name="P149" style:family="paragraph" style:parent-style-name="Preformatted_20_Text">
      <style:paragraph-properties fo:margin-left="1.251cm" fo:margin-right="0cm" fo:text-indent="0cm" style:auto-text-indent="false"/>
      <style:text-properties officeooo:rsid="009b6909" officeooo:paragraph-rsid="009bab09"/>
    </style:style>
    <style:style style:name="P150" style:family="paragraph" style:parent-style-name="Preformatted_20_Text">
      <style:paragraph-properties fo:margin-left="1.251cm" fo:margin-right="0cm" fo:text-indent="0cm" style:auto-text-indent="false"/>
      <style:text-properties officeooo:rsid="009b6909" officeooo:paragraph-rsid="009cc797"/>
    </style:style>
    <style:style style:name="P151" style:family="paragraph" style:parent-style-name="Preformatted_20_Text">
      <style:paragraph-properties fo:margin-left="1.251cm" fo:margin-right="0cm" fo:text-indent="0cm" style:auto-text-indent="false"/>
      <style:text-properties officeooo:paragraph-rsid="009b6909"/>
    </style:style>
    <style:style style:name="P152" style:family="paragraph" style:parent-style-name="Preformatted_20_Text">
      <style:paragraph-properties fo:margin-left="1.251cm" fo:margin-right="0cm" fo:text-indent="0cm" style:auto-text-indent="false"/>
      <style:text-properties officeooo:rsid="009cc797" officeooo:paragraph-rsid="009cc797"/>
    </style:style>
    <style:style style:name="P153" style:family="paragraph" style:parent-style-name="Preformatted_20_Text">
      <style:paragraph-properties fo:margin-left="1.251cm" fo:margin-right="0cm" fo:text-indent="0cm" style:auto-text-indent="false"/>
      <style:text-properties officeooo:paragraph-rsid="009cc797"/>
    </style:style>
    <style:style style:name="P154" style:family="paragraph" style:parent-style-name="Preformatted_20_Text">
      <style:paragraph-properties fo:margin-left="1.251cm" fo:margin-right="0cm" fo:text-indent="0cm" style:auto-text-indent="false"/>
      <style:text-properties officeooo:rsid="009de400" officeooo:paragraph-rsid="009de400"/>
    </style:style>
    <style:style style:name="P155" style:family="paragraph" style:parent-style-name="Preformatted_20_Text">
      <style:paragraph-properties fo:margin-left="1.251cm" fo:margin-right="0cm" fo:text-indent="0cm" style:auto-text-indent="false"/>
      <style:text-properties officeooo:paragraph-rsid="009e3206"/>
    </style:style>
    <style:style style:name="P156" style:family="paragraph" style:parent-style-name="Preformatted_20_Text">
      <style:paragraph-properties fo:margin-left="1.251cm" fo:margin-right="0cm" fo:text-indent="0cm" style:auto-text-indent="false"/>
      <style:text-properties officeooo:paragraph-rsid="00a4be57"/>
    </style:style>
    <style:style style:name="P157" style:family="paragraph" style:parent-style-name="Preformatted_20_Text">
      <style:paragraph-properties fo:margin-left="1.251cm" fo:margin-right="0cm" fo:text-indent="0cm" style:auto-text-indent="false"/>
      <style:text-properties officeooo:paragraph-rsid="00a86b78"/>
    </style:style>
    <style:style style:name="P158" style:family="paragraph" style:parent-style-name="Preformatted_20_Text">
      <style:paragraph-properties fo:margin-left="1.251cm" fo:margin-right="0cm" fo:text-indent="0cm" style:auto-text-indent="false"/>
      <style:text-properties officeooo:rsid="009e3206" officeooo:paragraph-rsid="009e3206"/>
    </style:style>
    <style:style style:name="P159" style:family="paragraph" style:parent-style-name="Preformatted_20_Text">
      <style:paragraph-properties fo:margin-left="1.251cm" fo:margin-right="0cm" fo:text-indent="0cm" style:auto-text-indent="false"/>
      <style:text-properties officeooo:rsid="00a3631b" officeooo:paragraph-rsid="00a3631b"/>
    </style:style>
    <style:style style:name="P160" style:family="paragraph" style:parent-style-name="Preformatted_20_Text">
      <style:paragraph-properties fo:margin-left="1.251cm" fo:margin-right="0cm" fo:text-indent="0cm" style:auto-text-indent="false"/>
      <style:text-properties officeooo:rsid="00a663b3" officeooo:paragraph-rsid="00a663b3"/>
    </style:style>
    <style:style style:name="P161" style:family="paragraph" style:parent-style-name="Preformatted_20_Text">
      <style:paragraph-properties fo:margin-left="1.251cm" fo:margin-right="0cm" fo:text-indent="0cm" style:auto-text-indent="false"/>
      <style:text-properties officeooo:rsid="00a663b3" officeooo:paragraph-rsid="00a86b78"/>
    </style:style>
    <style:style style:name="P162" style:family="paragraph" style:parent-style-name="Preformatted_20_Text">
      <style:paragraph-properties fo:margin-left="1.251cm" fo:margin-right="0cm" fo:text-indent="0cm" style:auto-text-indent="false"/>
      <style:text-properties officeooo:paragraph-rsid="00ada072"/>
    </style:style>
    <style:style style:name="P163" style:family="paragraph" style:parent-style-name="Preformatted_20_Text">
      <style:paragraph-properties fo:margin-left="1.251cm" fo:margin-right="0cm" fo:text-indent="0cm" style:auto-text-indent="false"/>
      <style:text-properties officeooo:paragraph-rsid="00b490e8"/>
    </style:style>
    <style:style style:name="P164" style:family="paragraph" style:parent-style-name="Preformatted_20_Text">
      <style:paragraph-properties fo:margin-left="1.251cm" fo:margin-right="0cm" fo:text-indent="0cm" style:auto-text-indent="false"/>
      <style:text-properties officeooo:rsid="00bafc19" officeooo:paragraph-rsid="00bafc19"/>
    </style:style>
    <style:style style:name="P165" style:family="paragraph" style:parent-style-name="Preformatted_20_Text">
      <style:paragraph-properties fo:margin-left="1.251cm" fo:margin-right="0cm" fo:text-indent="0cm" style:auto-text-indent="false"/>
      <style:text-properties officeooo:rsid="00bbb79c" officeooo:paragraph-rsid="00bbb79c"/>
    </style:style>
    <style:style style:name="P166" style:family="paragraph" style:parent-style-name="Preformatted_20_Text">
      <style:paragraph-properties fo:margin-left="1.251cm" fo:margin-right="0cm" fo:text-indent="0cm" style:auto-text-indent="false"/>
      <style:text-properties officeooo:rsid="00bbb79c" officeooo:paragraph-rsid="00bf65e2"/>
    </style:style>
    <style:style style:name="P167" style:family="paragraph" style:parent-style-name="Preformatted_20_Text">
      <style:paragraph-properties fo:margin-left="1.251cm" fo:margin-right="0cm" fo:text-indent="0cm" style:auto-text-indent="false"/>
      <style:text-properties officeooo:rsid="00bc5864" officeooo:paragraph-rsid="00bc5864"/>
    </style:style>
    <style:style style:name="P168" style:family="paragraph" style:parent-style-name="Preformatted_20_Text">
      <style:paragraph-properties fo:margin-left="1.251cm" fo:margin-right="0cm" fo:text-indent="0cm" style:auto-text-indent="false"/>
      <style:text-properties officeooo:rsid="00bc5864" officeooo:paragraph-rsid="00bf65e2"/>
    </style:style>
    <style:style style:name="P169" style:family="paragraph" style:parent-style-name="Preformatted_20_Text">
      <style:paragraph-properties fo:margin-left="1.251cm" fo:margin-right="0cm" fo:text-indent="0cm" style:auto-text-indent="false"/>
      <style:text-properties officeooo:rsid="00c28d8d" officeooo:paragraph-rsid="00c28d8d"/>
    </style:style>
    <style:style style:name="P170" style:family="paragraph" style:parent-style-name="Preformatted_20_Text">
      <style:paragraph-properties fo:margin-left="0cm" fo:margin-right="0cm" fo:text-indent="0cm" style:auto-text-indent="false"/>
      <style:text-properties officeooo:paragraph-rsid="009e3206"/>
    </style:style>
    <style:style style:name="P171" style:family="paragraph" style:parent-style-name="Preformatted_20_Text">
      <style:paragraph-properties fo:margin-left="0cm" fo:margin-right="0cm" fo:text-indent="0cm" style:auto-text-indent="false"/>
      <style:text-properties officeooo:paragraph-rsid="00a4be57"/>
    </style:style>
    <style:style style:name="P172" style:family="paragraph" style:parent-style-name="Preformatted_20_Text">
      <style:paragraph-properties fo:margin-left="0cm" fo:margin-right="0cm" fo:text-indent="0cm" style:auto-text-indent="false"/>
      <style:text-properties officeooo:rsid="00aa08ea" officeooo:paragraph-rsid="00aa08ea"/>
    </style:style>
    <style:style style:name="P173" style:family="paragraph" style:parent-style-name="Preformatted_20_Text">
      <style:paragraph-properties fo:margin-left="0cm" fo:margin-right="0cm" fo:text-indent="0cm" style:auto-text-indent="false"/>
      <style:text-properties officeooo:rsid="00aa2a64" officeooo:paragraph-rsid="00aa2a64"/>
    </style:style>
    <style:style style:name="P174" style:family="paragraph" style:parent-style-name="Preformatted_20_Text">
      <style:paragraph-properties fo:margin-left="0cm" fo:margin-right="0cm" fo:text-indent="0cm" style:auto-text-indent="false"/>
      <style:text-properties officeooo:rsid="00c4b94e" officeooo:paragraph-rsid="00c4b94e"/>
    </style:style>
    <style:style style:name="P175" style:family="paragraph" style:parent-style-name="Preformatted_20_Text">
      <style:paragraph-properties fo:margin-left="0cm" fo:margin-right="0cm" fo:text-indent="0cm" style:auto-text-indent="false"/>
      <style:text-properties officeooo:rsid="00c60b39" officeooo:paragraph-rsid="00c60b39"/>
    </style:style>
    <style:style style:name="P176" style:family="paragraph" style:parent-style-name="Preformatted_20_Text">
      <style:paragraph-properties fo:margin-left="1.251cm" fo:margin-right="0cm" fo:text-indent="0cm" style:auto-text-indent="false"/>
      <style:text-properties officeooo:rsid="00aa561d" officeooo:paragraph-rsid="00aa561d"/>
    </style:style>
    <style:style style:name="P177" style:family="paragraph" style:parent-style-name="Preformatted_20_Text">
      <style:paragraph-properties fo:margin-left="1.251cm" fo:margin-right="0cm" fo:text-indent="0cm" style:auto-text-indent="false"/>
      <style:text-properties officeooo:rsid="00ada072" officeooo:paragraph-rsid="00aeb6fc"/>
    </style:style>
    <style:style style:name="P178" style:family="paragraph" style:parent-style-name="Preformatted_20_Text" style:list-style-name="L1"/>
    <style:style style:name="P179" style:family="paragraph" style:parent-style-name="Heading_20_1">
      <style:paragraph-properties fo:break-before="page"/>
    </style:style>
    <style:style style:name="P180" style:family="paragraph" style:parent-style-name="Heading_20_2" style:list-style-name=""/>
    <style:style style:name="P181" style:family="paragraph" style:parent-style-name="Heading_20_2">
      <style:text-properties officeooo:paragraph-rsid="006cd5e0"/>
    </style:style>
    <style:style style:name="P182" style:family="paragraph" style:parent-style-name="Heading_20_2">
      <style:text-properties officeooo:paragraph-rsid="0014db80"/>
    </style:style>
    <style:style style:name="P183" style:family="paragraph" style:parent-style-name="Heading_20_2">
      <style:text-properties officeooo:rsid="0000e0f9" officeooo:paragraph-rsid="0014db80"/>
    </style:style>
    <style:style style:name="P184" style:family="paragraph" style:parent-style-name="Heading_20_2">
      <style:paragraph-properties fo:break-before="page"/>
    </style:style>
    <style:style style:name="P185" style:family="paragraph" style:parent-style-name="Heading_20_2">
      <style:paragraph-properties fo:break-before="page"/>
      <style:text-properties officeooo:paragraph-rsid="006cd5e0"/>
    </style:style>
    <style:style style:name="P186" style:family="paragraph" style:parent-style-name="Heading_20_2">
      <style:paragraph-properties fo:break-before="page"/>
      <style:text-properties officeooo:rsid="0086fa0a" officeooo:paragraph-rsid="008bfe43"/>
    </style:style>
    <style:style style:name="P187" style:family="paragraph" style:parent-style-name="Heading_20_2">
      <style:paragraph-properties fo:break-before="page"/>
      <style:text-properties officeooo:paragraph-rsid="0051a221"/>
    </style:style>
    <style:style style:name="P188" style:family="paragraph" style:parent-style-name="Heading_20_3">
      <style:text-properties officeooo:paragraph-rsid="006cd5e0"/>
    </style:style>
    <style:style style:name="P189" style:family="paragraph" style:parent-style-name="Heading_20_3" style:list-style-name="">
      <style:text-properties officeooo:paragraph-rsid="0093238f"/>
    </style:style>
    <style:style style:name="P190" style:family="paragraph" style:parent-style-name="Heading_20_3">
      <style:text-properties officeooo:rsid="00353392" officeooo:paragraph-rsid="00353392"/>
    </style:style>
    <style:style style:name="P191" style:family="paragraph" style:parent-style-name="Heading_20_3">
      <style:text-properties officeooo:rsid="0026937e" officeooo:paragraph-rsid="00353392"/>
    </style:style>
    <style:style style:name="P192" style:family="paragraph" style:parent-style-name="Heading_20_3">
      <style:text-properties officeooo:rsid="0026937e" officeooo:paragraph-rsid="0026937e"/>
    </style:style>
    <style:style style:name="P193" style:family="paragraph" style:parent-style-name="Heading_20_3">
      <style:text-properties officeooo:rsid="00187a26" officeooo:paragraph-rsid="00187a26"/>
    </style:style>
    <style:style style:name="P194" style:family="paragraph" style:parent-style-name="Heading_20_3">
      <style:text-properties officeooo:rsid="00187a26" officeooo:paragraph-rsid="002fcb59"/>
    </style:style>
    <style:style style:name="P195" style:family="paragraph" style:parent-style-name="Heading_20_3">
      <style:text-properties officeooo:rsid="00156717" officeooo:paragraph-rsid="00156717"/>
    </style:style>
    <style:style style:name="P196" style:family="paragraph" style:parent-style-name="Heading_20_3">
      <style:text-properties officeooo:paragraph-rsid="00187a26"/>
    </style:style>
    <style:style style:name="P197" style:family="paragraph" style:parent-style-name="Heading_20_3">
      <style:text-properties officeooo:paragraph-rsid="0014db80"/>
    </style:style>
    <style:style style:name="P198" style:family="paragraph" style:parent-style-name="Heading_20_3">
      <style:paragraph-properties fo:break-before="page"/>
    </style:style>
    <style:style style:name="P199" style:family="paragraph" style:parent-style-name="Heading_20_3">
      <style:paragraph-properties fo:break-before="page"/>
      <style:text-properties officeooo:rsid="0093238f" officeooo:paragraph-rsid="0093238f"/>
    </style:style>
    <style:style style:name="P200" style:family="paragraph" style:parent-style-name="Heading_20_3">
      <style:paragraph-properties fo:break-before="page"/>
      <style:text-properties officeooo:rsid="009e3206" officeooo:paragraph-rsid="009e3206"/>
    </style:style>
    <style:style style:name="P201" style:family="paragraph" style:parent-style-name="Heading_20_3">
      <style:paragraph-properties fo:break-before="page"/>
      <style:text-properties officeooo:rsid="00a86b78" officeooo:paragraph-rsid="00a86b78"/>
    </style:style>
    <style:style style:name="P202" style:family="paragraph" style:parent-style-name="Heading_20_3">
      <style:paragraph-properties fo:break-before="page"/>
      <style:text-properties officeooo:rsid="00a4be57" officeooo:paragraph-rsid="00a86b78"/>
    </style:style>
    <style:style style:name="P203" style:family="paragraph" style:parent-style-name="Heading_20_3">
      <style:paragraph-properties fo:break-before="page"/>
      <style:text-properties officeooo:rsid="00a4be57" officeooo:paragraph-rsid="00a4be57"/>
    </style:style>
    <style:style style:name="P204" style:family="paragraph" style:parent-style-name="Text_20_body">
      <style:text-properties style:text-underline-style="solid" style:text-underline-width="auto" style:text-underline-color="font-color" officeooo:rsid="00b2096b" officeooo:paragraph-rsid="00b2096b"/>
    </style:style>
    <style:style style:name="P205" style:family="paragraph">
      <style:paragraph-properties fo:text-align="center"/>
    </style:style>
    <style:style style:name="P206" style:family="paragraph">
      <loext:graphic-properties draw:fill="solid" draw:fill-color="#89c765"/>
      <style:paragraph-properties fo:text-align="center"/>
      <style:text-properties fo:font-size="9pt" fo:font-weight="bold" style:font-size-asian="9pt" style:font-weight-asian="bold" style:font-size-complex="9pt" style:font-weight-complex="bold"/>
    </style:style>
    <style:style style:name="P207" style:family="paragraph">
      <loext:graphic-properties draw:fill-color="#009598"/>
      <style:paragraph-properties fo:text-align="center"/>
    </style:style>
    <style:style style:name="P208" style:family="paragraph">
      <loext:graphic-properties draw:fill-color="#fff450"/>
      <style:paragraph-properties fo:text-align="center"/>
    </style:style>
    <style:style style:name="P209" style:family="paragraph">
      <loext:graphic-properties draw:fill-color="#00b274"/>
    </style:style>
    <style:style style:name="P210" style:family="paragraph">
      <loext:graphic-properties draw:fill-color="#f04e4d"/>
      <style:paragraph-properties fo:text-align="center"/>
    </style:style>
    <style:style style:name="T1" style:family="text">
      <style:text-properties officeooo:rsid="00054b5d"/>
    </style:style>
    <style:style style:name="T2" style:family="text">
      <style:text-properties officeooo:rsid="00073204"/>
    </style:style>
    <style:style style:name="T3" style:family="text">
      <style:text-properties officeooo:rsid="000c4627"/>
    </style:style>
    <style:style style:name="T4" style:family="text">
      <style:text-properties officeooo:rsid="000d3a63"/>
    </style:style>
    <style:style style:name="T5" style:family="text">
      <style:text-properties officeooo:rsid="000fb70d"/>
    </style:style>
    <style:style style:name="T6" style:family="text">
      <style:text-properties officeooo:rsid="00190711"/>
    </style:style>
    <style:style style:name="T7" style:family="text">
      <style:text-properties officeooo:rsid="002432ec"/>
    </style:style>
    <style:style style:name="T8" style:family="text">
      <style:text-properties officeooo:rsid="00258a7b"/>
    </style:style>
    <style:style style:name="T9" style:family="text">
      <style:text-properties officeooo:rsid="0026937e"/>
    </style:style>
    <style:style style:name="T10" style:family="text">
      <style:text-properties officeooo:rsid="002846a8"/>
    </style:style>
    <style:style style:name="T11" style:family="text">
      <style:text-properties officeooo:rsid="002cc390"/>
    </style:style>
    <style:style style:name="T12" style:family="text">
      <style:text-properties officeooo:rsid="002fcb59"/>
    </style:style>
    <style:style style:name="T13" style:family="text">
      <style:text-properties officeooo:rsid="00300c9b"/>
    </style:style>
    <style:style style:name="T14" style:family="text">
      <style:text-properties officeooo:rsid="0031b04c"/>
    </style:style>
    <style:style style:name="T15" style:family="text">
      <style:text-properties officeooo:rsid="0036f151"/>
    </style:style>
    <style:style style:name="T16" style:family="text">
      <style:text-properties officeooo:rsid="003c00f8"/>
    </style:style>
    <style:style style:name="T17" style:family="text">
      <style:text-properties officeooo:rsid="003c9da3"/>
    </style:style>
    <style:style style:name="T18" style:family="text">
      <style:text-properties officeooo:rsid="003e8622"/>
    </style:style>
    <style:style style:name="T19" style:family="text">
      <style:text-properties officeooo:rsid="003ea96e"/>
    </style:style>
    <style:style style:name="T20" style:family="text">
      <style:text-properties officeooo:rsid="00427d52"/>
    </style:style>
    <style:style style:name="T21" style:family="text">
      <style:text-properties officeooo:rsid="0042b2fd"/>
    </style:style>
    <style:style style:name="T22" style:family="text">
      <style:text-properties officeooo:rsid="0043f911"/>
    </style:style>
    <style:style style:name="T23" style:family="text">
      <style:text-properties officeooo:rsid="004ac230"/>
    </style:style>
    <style:style style:name="T24" style:family="text">
      <style:text-properties officeooo:rsid="0051a221"/>
    </style:style>
    <style:style style:name="T25" style:family="text">
      <style:text-properties officeooo:rsid="005338c5"/>
    </style:style>
    <style:style style:name="T26" style:family="text">
      <style:text-properties officeooo:rsid="0053c733"/>
    </style:style>
    <style:style style:name="T27" style:family="text">
      <style:text-properties officeooo:rsid="005498ed"/>
    </style:style>
    <style:style style:name="T28" style:family="text">
      <style:text-properties officeooo:rsid="00574f34"/>
    </style:style>
    <style:style style:name="T29" style:family="text">
      <style:text-properties officeooo:rsid="005831f8"/>
    </style:style>
    <style:style style:name="T30" style:family="text">
      <style:text-properties officeooo:rsid="00596d6e"/>
    </style:style>
    <style:style style:name="T31" style:family="text">
      <style:text-properties officeooo:rsid="005ae2f0"/>
    </style:style>
    <style:style style:name="T32" style:family="text">
      <style:text-properties officeooo:rsid="005f10e7"/>
    </style:style>
    <style:style style:name="T33" style:family="text">
      <style:text-properties officeooo:rsid="0063635d"/>
    </style:style>
    <style:style style:name="T34" style:family="text">
      <style:text-properties officeooo:rsid="00652b18"/>
    </style:style>
    <style:style style:name="T35" style:family="text">
      <style:text-properties officeooo:rsid="00661347"/>
    </style:style>
    <style:style style:name="T36" style:family="text">
      <style:text-properties officeooo:rsid="00681596"/>
    </style:style>
    <style:style style:name="T37" style:family="text">
      <style:text-properties officeooo:rsid="0068e1cb"/>
    </style:style>
    <style:style style:name="T38" style:family="text">
      <style:text-properties officeooo:rsid="006a1815"/>
    </style:style>
    <style:style style:name="T39" style:family="text">
      <style:text-properties officeooo:rsid="006ac2f6"/>
    </style:style>
    <style:style style:name="T40" style:family="text">
      <style:text-properties officeooo:rsid="006cd5e0"/>
    </style:style>
    <style:style style:name="T41" style:family="text">
      <style:text-properties officeooo:rsid="0078a887"/>
    </style:style>
    <style:style style:name="T42" style:family="text">
      <style:text-properties officeooo:rsid="007b5f50"/>
    </style:style>
    <style:style style:name="T43" style:family="text">
      <style:text-properties officeooo:rsid="007d14a4"/>
    </style:style>
    <style:style style:name="T44" style:family="text">
      <style:text-properties officeooo:rsid="007e5195"/>
    </style:style>
    <style:style style:name="T45" style:family="text">
      <style:text-properties officeooo:rsid="007fc59c"/>
    </style:style>
    <style:style style:name="T46" style:family="text">
      <style:text-properties officeooo:rsid="00827feb"/>
    </style:style>
    <style:style style:name="T47" style:family="text">
      <style:text-properties officeooo:rsid="0082a86a"/>
    </style:style>
    <style:style style:name="T48" style:family="text">
      <style:text-properties officeooo:rsid="008aac3b"/>
    </style:style>
    <style:style style:name="T49" style:family="text">
      <style:text-properties officeooo:rsid="008bfe43"/>
    </style:style>
    <style:style style:name="T50" style:family="text">
      <style:text-properties style:font-name="Liberation Mono" fo:font-size="10pt" officeooo:rsid="0088b921" style:font-name-asian="NSimSun" style:font-size-asian="10pt" style:font-name-complex="Liberation Mono" style:font-size-complex="10pt"/>
    </style:style>
    <style:style style:name="T51" style:family="text">
      <style:text-properties officeooo:rsid="008f0a1d"/>
    </style:style>
    <style:style style:name="T52" style:family="text">
      <style:text-properties officeooo:rsid="00900312"/>
    </style:style>
    <style:style style:name="T53" style:family="text">
      <style:text-properties officeooo:rsid="0091b9b1"/>
    </style:style>
    <style:style style:name="T54" style:family="text">
      <style:text-properties officeooo:rsid="0093238f"/>
    </style:style>
    <style:style style:name="T55" style:family="text">
      <style:text-properties officeooo:rsid="00948f1c"/>
    </style:style>
    <style:style style:name="T56" style:family="text">
      <style:text-properties officeooo:rsid="009a50b9"/>
    </style:style>
    <style:style style:name="T57" style:family="text">
      <style:text-properties officeooo:rsid="009bab09"/>
    </style:style>
    <style:style style:name="T58" style:family="text">
      <style:text-properties officeooo:rsid="009cc797"/>
    </style:style>
    <style:style style:name="T59" style:family="text">
      <style:text-properties officeooo:rsid="009e18f5"/>
    </style:style>
    <style:style style:name="T60" style:family="text">
      <style:text-properties officeooo:rsid="00a101a9"/>
    </style:style>
    <style:style style:name="T61" style:family="text">
      <style:text-properties officeooo:rsid="00bd1f59"/>
    </style:style>
    <style:style style:name="T62" style:family="text">
      <style:text-properties officeooo:rsid="00bde891"/>
    </style:style>
    <style:style style:name="T63" style:family="text">
      <style:text-properties officeooo:rsid="00bf65e2"/>
    </style:style>
    <style:style style:name="T64" style:family="text">
      <style:text-properties officeooo:rsid="00c6604e"/>
    </style:style>
    <style:style style:name="T65" style:family="text">
      <style:text-properties officeooo:rsid="00c6838d"/>
    </style:style>
    <style:style style:name="T66" style:family="text">
      <style:text-properties officeooo:rsid="00c8388e"/>
    </style:style>
    <style:style style:name="T67" style:family="text">
      <style:text-properties fo:font-size="9pt" fo:font-weight="bold" style:font-size-asian="9pt" style:font-weight-asian="bold" style:font-size-complex="9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3.231cm" fo:min-width="2.7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89c765" draw:textarea-horizontal-align="justify" draw:textarea-vertical-align="middle" draw:auto-grow-height="false" fo:min-height="0.485cm" fo:min-width="7.2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9598" draw:textarea-horizontal-align="justify" draw:textarea-vertical-align="middle" draw:auto-grow-height="false" fo:min-height="3.528cm" fo:min-width="2.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450" draw:textarea-horizontal-align="justify" draw:textarea-vertical-align="middle" draw:auto-grow-height="false" fo:min-height="1.764cm" fo:min-width="1.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00b274" draw:textarea-horizontal-align="justify" draw:textarea-vertical-align="middle" draw:auto-grow-height="false" fo:min-height="0.247cm" fo:min-width="0.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04e4d" draw:textarea-horizontal-align="justify" draw:textarea-vertical-align="middle" draw:auto-grow-height="false" fo:min-height="1.644cm" fo:min-width="2.6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Atari <text:span text:style-name="T16">Budget</text:span> Cartridge Programmer</text:p>
      <text:p text:style-name="Subtitle">Serial Protoco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Author:<text:tab/>Justin Lane (<text:a xlink:type="simple" xlink:href="mailto:atari2600@jigglesoft.co.uk" text:style-name="Internet_20_link" text:visited-style-name="Visited_20_Internet_20_Link">atari2600@jigglesoft.co.uk</text:a>)</text:p>
      <text:p text:style-name="P20">Date:<text:tab/><text:tab/>2019-02-<text:span text:style-name="T20">21</text:span> <text:span text:style-name="T20">21</text:span>:<text:span text:style-name="T20">44</text:span></text:p>
      <text:p text:style-name="P20">Version:<text:tab/>0.0.<text:span text:style-name="T20">2</text:spa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0">Table of Contents</text:p>
          </text:index-title>
          <text:p text:style-name="P141"><text:a xlink:type="simple" xlink:href="#__RefHeading___Toc460_1468487478" text:style-name="Index_20_Link" text:visited-style-name="Index_20_Link">Introduction<text:tab/>3</text:a></text:p>
          <text:p text:style-name="P141"><text:a xlink:type="simple" xlink:href="#__RefHeading___Toc212_2010554431" text:style-name="Index_20_Link" text:visited-style-name="Index_20_Link">USB CDC Serial Communication Protocol<text:tab/>4</text:a></text:p>
          <text:p text:style-name="P143"><text:a xlink:type="simple" xlink:href="#__RefHeading___Toc1178_4174989186" text:style-name="Index_20_Link" text:visited-style-name="Index_20_Link">Protocol Overview<text:tab/>4</text:a></text:p>
          <text:p text:style-name="P143"><text:a xlink:type="simple" xlink:href="#__RefHeading___Toc1180_4174989186" text:style-name="Index_20_Link" text:visited-style-name="Index_20_Link">Protocol Command Summary<text:tab/>5</text:a></text:p>
          <text:p text:style-name="P142"><text:a xlink:type="simple" xlink:href="#__RefHeading___Toc1182_4174989186" text:style-name="Index_20_Link" text:visited-style-name="Index_20_Link">Common<text:tab/>5</text:a></text:p>
          <text:p text:style-name="P142"><text:a xlink:type="simple" xlink:href="#__RefHeading___Toc1184_4174989186" text:style-name="Index_20_Link" text:visited-style-name="Index_20_Link">Low-Level Access<text:tab/>5</text:a></text:p>
          <text:p text:style-name="P142"><text:a xlink:type="simple" xlink:href="#__RefHeading___Toc1186_4174989186" text:style-name="Index_20_Link" text:visited-style-name="Index_20_Link">Programmable Flash ROM<text:tab/>5</text:a></text:p>
          <text:p text:style-name="P142"><text:a xlink:type="simple" xlink:href="#__RefHeading___Toc1188_4174989186" text:style-name="Index_20_Link" text:visited-style-name="Index_20_Link">Legacy ROM Cartridge Dumper<text:tab/>5</text:a></text:p>
          <text:p text:style-name="P143"><text:a xlink:type="simple" xlink:href="#__RefHeading___Toc1190_4174989186" text:style-name="Index_20_Link" text:visited-style-name="Index_20_Link">Protocol Command Details<text:tab/>8</text:a></text:p>
          <text:p text:style-name="P143"><text:a xlink:type="simple" xlink:href="#__RefHeading___Toc214_2010554431" text:style-name="Index_20_Link" text:visited-style-name="Index_20_Link">Common<text:tab/>8</text:a></text:p>
          <text:p text:style-name="P142"><text:a xlink:type="simple" xlink:href="#__RefHeading___Toc462_1468487478" text:style-name="Index_20_Link" text:visited-style-name="Index_20_Link">Hello<text:tab/>8</text:a></text:p>
          <text:p text:style-name="P142"><text:a xlink:type="simple" xlink:href="#__RefHeading___Toc464_1468487478" text:style-name="Index_20_Link" text:visited-style-name="Index_20_Link">Reset<text:tab/>8</text:a></text:p>
          <text:p text:style-name="P142"><text:a xlink:type="simple" xlink:href="#__RefHeading___Toc264_1209043716" text:style-name="Index_20_Link" text:visited-style-name="Index_20_Link">Request Status<text:tab/>8</text:a></text:p>
          <text:p text:style-name="P142"><text:a xlink:type="simple" xlink:href="#__RefHeading___Toc216_2010554431" text:style-name="Index_20_Link" text:visited-style-name="Index_20_Link">Request Cartridge Detection<text:tab/>8</text:a></text:p>
          <text:p text:style-name="P143"><text:a xlink:type="simple" xlink:href="#__RefHeading___Toc266_1209043716" text:style-name="Index_20_Link" text:visited-style-name="Index_20_Link">Low Level Access<text:tab/>9</text:a></text:p>
          <text:p text:style-name="P143"><text:a xlink:type="simple" xlink:href="#__RefHeading___Toc218_2010554431" text:style-name="Index_20_Link" text:visited-style-name="Index_20_Link">Programmable Flash ROM<text:tab/>10</text:a></text:p>
          <text:p text:style-name="P142"><text:a xlink:type="simple" xlink:href="#__RefHeading___Toc220_2010554431" text:style-name="Index_20_Link" text:visited-style-name="Index_20_Link">Request Flash Memory Info<text:tab/>10</text:a></text:p>
          <text:p text:style-name="P142"><text:a xlink:type="simple" xlink:href="#__RefHeading___Toc268_1209043716" text:style-name="Index_20_Link" text:visited-style-name="Index_20_Link">Erase All Flash Memory<text:tab/>10</text:a></text:p>
          <text:p text:style-name="P142"><text:a xlink:type="simple" xlink:href="#__RefHeading___Toc275_1209043716" text:style-name="Index_20_Link" text:visited-style-name="Index_20_Link">Erase Flash Memory Sector<text:tab/>10</text:a></text:p>
          <text:p text:style-name="P142"><text:a xlink:type="simple" xlink:href="#__RefHeading___Toc222_20105544311" text:style-name="Index_20_Link" text:visited-style-name="Index_20_Link">Download from Programmer RAM to PC<text:tab/>10</text:a></text:p>
          <text:p text:style-name="P142"><text:a xlink:type="simple" xlink:href="#__RefHeading___Toc234_2010554431" text:style-name="Index_20_Link" text:visited-style-name="Index_20_Link">Upload from PC to Programmer RAM<text:tab/>10</text:a></text:p>
          <text:p text:style-name="P142"><text:a xlink:type="simple" xlink:href="#__RefHeading___Toc236_2010554431" text:style-name="Index_20_Link" text:visited-style-name="Index_20_Link">Download to Programmer RAM from Flash ROM<text:tab/>11</text:a></text:p>
          <text:p text:style-name="P142"><text:a xlink:type="simple" xlink:href="#__RefHeading___Toc238_2010554431" text:style-name="Index_20_Link" text:visited-style-name="Index_20_Link">Upload from Programmer RAM to Flash ROM<text:tab/>11</text:a></text:p>
          <text:p text:style-name="P142"><text:a xlink:type="simple" xlink:href="#__RefHeading___Toc224_20105544311" text:style-name="Index_20_Link" text:visited-style-name="Index_20_Link">YYY Info<text:tab/>11</text:a></text:p>
          <text:p text:style-name="P143"><text:a xlink:type="simple" xlink:href="#__RefHeading___Toc226_2010554431" text:style-name="Index_20_Link" text:visited-style-name="Index_20_Link">ROM Dumper<text:tab/>11</text:a></text:p>
          <text:p text:style-name="P142"><text:a xlink:type="simple" xlink:href="#__RefHeading___Toc222_2010554431" text:style-name="Index_20_Link" text:visited-style-name="Index_20_Link">XXX Size<text:tab/>11</text:a></text:p>
          <text:p text:style-name="P142"><text:a xlink:type="simple" xlink:href="#__RefHeading___Toc224_2010554431" text:style-name="Index_20_Link" text:visited-style-name="Index_20_Link">YYY Info<text:tab/>11</text:a></text:p>
        </text:index-body>
      </text:table-of-content>
      <text:p text:style-name="P1"/>
      <text:p text:style-name="P1"/>
      <text:h text:style-name="P179" text:outline-level="1"><text:bookmark-start text:name="__RefHeading___Toc460_1468487478"/>Introduction<text:bookmark-end text:name="__RefHeading___Toc460_1468487478"/></text:h>
      <text:p text:style-name="P21">This document details the serial protocol used <text:span text:style-name="T32">for communication </text:span>b<text:span text:style-name="T32">etween </text:span>the programming application <text:span text:style-name="T21">tool and</text:span> the budget cartridge programmer firmware. The budget cartridge programmer has a USB CDC <text:s/>interface that is used to connect the PC. The budget cartridge programmer <text:span text:style-name="T22">is powered </text:span>from the USB interface. <text:span text:style-name="T23">The cartridge budget programmer has two cartridge ports. Firstly there is a flash memory cartridge port that can be used to program the budget flash memory cartridge or the flash memory, RAM, and PLD cartridge. Secondly there is also an Atari 7800 cartridge port that can be used to dump Atari 2600 or Atari 7800 ROM images. </text:span></text:p>
      <text:p text:style-name="P21"/>
      <text:p text:style-name="P21"><draw:custom-shape text:anchor-type="paragraph" draw:z-index="0" draw:name="Shape1" draw:style-name="gr1" draw:text-style-name="P205" svg:width="3.036cm" svg:height="3.529cm" svg:x="0.3cm" svg:y="0.31cm"><text:p text:style-name="P205">Personal</text:p><text:p text:style-name="P205">Computer</text:p><text:p text:style-name="P205"/><text:p text:style-name="P205"/><text:p text:style-name="P205"/><text:p text:style-name="P205"/><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3" draw:style-name="gr3" draw:text-style-name="P207" svg:width="2.306cm" svg:height="3.529cm" svg:x="12.234cm" svg:y="0.31cm"><text:p text:style-name="P205">Budget</text:p><text:p text:style-name="P205">Cartridge</text:p><text:p text:style-name="P205">Programmer</text:p><draw:enhanced-geometry svg:viewBox="0 0 21600 21600" draw:type="rectangle" draw:enhanced-path="M 0 0 L 21600 0 21600 21600 0 21600 0 0 Z N"/></draw:custom-shape><draw:custom-shape text:anchor-type="paragraph" draw:z-index="3" draw:name="Shape4" draw:style-name="gr4" draw:text-style-name="P208" svg:width="1.8cm" svg:height="1.765cm" svg:x="15.201cm" svg:y="0.309cm"><text:p text:style-name="P205">Cartridge</text:p><text:p text:style-name="P205">ROM/</text:p><text:p text:style-name="P205">Flash</text:p><draw:enhanced-geometry svg:viewBox="0 0 21600 21600" draw:type="rectangle" draw:enhanced-path="M 0 0 L 21600 0 21600 21600 0 21600 0 0 Z N"/></draw:custom-shape></text:p>
      <text:p text:style-name="P21"/>
      <text:p text:style-name="P21"><draw:custom-shape text:anchor-type="paragraph" draw:z-index="4" draw:name="Shape5" draw:style-name="gr5" draw:text-style-name="P209" svg:width="0.662cm" svg:height="0.493cm" svg:x="14.54cm" svg:y="0.03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1"><draw:custom-shape text:anchor-type="paragraph" draw:z-index="5" draw:name="Shape6" draw:style-name="gr6" draw:text-style-name="P210" svg:width="2.662cm" svg:height="1.645cm" svg:x="0.52cm" svg:y="0.34cm"><text:p text:style-name="P205">Programming</text:p><text:p text:style-name="P205">Application</text:p><text:p text:style-name="P205">Tool</text:p><draw:enhanced-geometry svg:viewBox="0 0 21600 21600" draw:type="rectangle" draw:enhanced-path="M 0 0 L 21600 0 21600 21600 0 21600 0 0 Z N"/></draw:custom-shape></text:p>
      <text:p text:style-name="P21"><draw:custom-shape text:anchor-type="paragraph" draw:z-index="1" draw:name="Shape2" draw:style-name="gr2" draw:text-style-name="P206" svg:width="9.053cm" svg:height="0.969cm" svg:x="3.182cm" svg:y="0.228cm"><text:p text:style-name="P205"><text:span text:style-name="T67">USB CDC Cartridge Programmer Serial Protocol</text:spa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1"/>
      <text:p text:style-name="P1"/>
      <text:p text:style-name="P1"/>
      <text:h text:style-name="P179" text:outline-level="1"><text:bookmark-start text:name="__RefHeading___Toc212_2010554431"/>USB CDC Serial Communication Protocol<text:bookmark-end text:name="__RefHeading___Toc212_2010554431"/></text:h>
      <text:h text:style-name="Heading_20_2" text:outline-level="2"><text:bookmark-start text:name="__RefHeading___Toc1178_4174989186"/>Protocol Overview<text:bookmark-end text:name="__RefHeading___Toc1178_4174989186"/></text:h>
      <text:p text:style-name="P24">Serial communication is 8 data bits, no parity, and one stop bit.</text:p>
      <text:p text:style-name="P24">Only the ASCII (lower 7 bits) of the each data byte is used.</text:p>
      <text:p text:style-name="P24">The protocol being simple ASCII text allows <text:span text:style-name="T37">serial </text:span>terminal <text:span text:style-name="T37">applications </text:span>or ‘expect<text:span text:style-name="T37">s’</text:span> scripts to <text:span text:style-name="T37">make for easy testing and programming applications.</text:span></text:p>
      <text:p text:style-name="P24">The protocol is driven from the PC as a request / response(s).</text:p>
      <text:p text:style-name="P24">The protocol is made up lines.</text:p>
      <text:p text:style-name="P24">There is a limit of 160 bytes per line.</text:p>
      <text:p text:style-name="P24"><text:span text:style-name="T37">A</text:span> line is terminated with a LF.</text:p>
      <text:p text:style-name="P24">CR is ignored.</text:p>
      <text:p text:style-name="P24">If the line length is exceeded the line is marked as invalid and all bytes up to and including the LF are discarded. Upon receipt of the LF a line overflow error state is returned.</text:p>
      <text:p text:style-name="P24">The line is prefixed with a line class indicator character, the command name, then <text:span text:style-name="T37">whitepace </text:span>and any <text:span text:style-name="T37">then any command parameters that are pipe delimited</text:span>.</text:p>
      <text:p text:style-name="P24">Upon receipt of a LF the programmer will parse, process, and issue a response.</text:p>
      <text:p text:style-name="P24">The response will consist of an error code and any data.</text:p>
      <text:p text:style-name="P25">The request is limited to one line per request.</text:p>
      <text:p text:style-name="P25">The response is is not limited to one line per request.</text:p>
      <text:p text:style-name="P25"/>
      <text:p text:style-name="P25">Examples</text:p>
      <text:p text:style-name="P25"/>
      <text:p text:style-name="P25"/>
      <text:p text:style-name="P25">Request and single response</text:p>
      <text:p text:style-name="P25"/>
      <text:p text:style-name="P28">Request:</text:p>
      <text:p text:style-name="P26"><text:tab/>?<text:span text:style-name="T33">CART_DETECT</text:span></text:p>
      <text:p text:style-name="P28">Response:</text:p>
      <text:p text:style-name="P28"><text:tab/>=0|1<text:span text:style-name="T34">|</text:span>#Flash</text:p>
      <text:p text:style-name="P25"/>
      <text:p text:style-name="P25"/>
      <text:p text:style-name="P25"/>
      <text:p text:style-name="P25">Request and single error response</text:p>
      <text:p text:style-name="P27"/>
      <text:p text:style-name="P29">Request:</text:p>
      <text:p text:style-name="P27"><text:tab/>?<text:span text:style-name="T34">CART_CONNECT</text:span></text:p>
      <text:p text:style-name="P29">Response:</text:p>
      <text:p text:style-name="P29"><text:tab/>=<text:span text:style-name="T35">2|Cartridge already connected!</text:span></text:p>
      <text:p text:style-name="P29"/>
      <text:p text:style-name="P29"/>
      <text:p text:style-name="P25"/>
      <text:p text:style-name="P25">Request and multiple responses</text:p>
      <text:p text:style-name="P25"/>
      <text:p text:style-name="P30">Request:</text:p>
      <text:p text:style-name="P30"><text:tab/>!PC&lt;PROG|SECTOR|E0</text:p>
      <text:p text:style-name="P30">Response:</text:p>
      <text:p text:style-name="P30">? <text:span text:style-name="T36">error code – multi part – what part ???</text:span></text:p>
      <text:p text:style-name="P30"><text:tab/>&lt;SECTOR|E0|0000|000F|00 01 02 03 04 05 06 07 08 09 0A 0B 0C 0D 0E 0F</text:p>
      <text:p text:style-name="P30"><text:tab/>&lt;</text:p>
      <text:p text:style-name="P25"><text:soft-page-break/></text:p>
      <text:p text:style-name="P25">Request and error during multiple responses (1)</text:p>
      <text:p text:style-name="P25"/>
      <text:p text:style-name="P25">Request and error during multiple responses (2)</text:p>
      <text:p text:style-name="P25"/>
      <text:p text:style-name="P25">Request and error during multiple responses (3)</text:p>
      <text:p text:style-name="P25"/>
      <text:h text:style-name="P180" text:outline-level="2"/>
      <text:h text:style-name="P185" text:outline-level="2"/>
      <text:h text:style-name="P181" text:outline-level="2"><text:bookmark-start text:name="__RefHeading___Toc1180_41749891861"/>Protocol <text:span text:style-name="T40">Line Summary</text:span><text:bookmark-end text:name="__RefHeading___Toc1180_41749891861"/></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37">Line</text:p>
              <text:p text:style-name="P136">Class</text:p>
            </table:table-cell>
            <table:table-cell table:style-name="Table4.A1" office:value-type="string">
              <text:p text:style-name="P137">Command</text:p>
              <text:p text:style-name="P137">Prefix</text:p>
            </table:table-cell>
            <table:table-cell table:style-name="Table4.A1" office:value-type="string">
              <text:p text:style-name="P139">Command</text:p>
              <text:p text:style-name="P139">Name</text:p>
            </table:table-cell>
            <table:table-cell table:style-name="Table4.A1" office:value-type="string">
              <text:p text:style-name="P139">Request</text:p>
              <text:p text:style-name="P139">Format</text:p>
            </table:table-cell>
            <table:table-cell table:style-name="Table4.A1" office:value-type="string">
              <text:p text:style-name="P138">Response</text:p>
              <text:p text:style-name="P139">Format</text:p>
            </table:table-cell>
            <table:table-cell table:style-name="Table4.F1" office:value-type="string">
              <text:p text:style-name="P135">Notes</text:p>
            </table:table-cell>
          </table:table-row>
        </table:table-header-rows>
        <table:table-row>
          <table:table-cell table:style-name="Table4.A2" office:value-type="string">
            <text:p text:style-name="P108">Comment</text:p>
          </table:table-cell>
          <table:table-cell table:style-name="Table4.A2" office:value-type="string">
            <text:p text:style-name="P112">#</text:p>
          </table:table-cell>
          <table:table-cell table:style-name="Table4.A2" office:value-type="string">
            <text:p text:style-name="P111">N/A</text:p>
          </table:table-cell>
          <table:table-cell table:style-name="Table4.A2" office:value-type="string">
            <text:p text:style-name="P109">&lt;A<text:span text:style-name="T42">NY</text:span>_T<text:span text:style-name="T42">EXT</text:span>&gt;</text:p>
          </table:table-cell>
          <table:table-cell table:style-name="Table4.A2" office:value-type="string">
            <text:p text:style-name="P111">N/A</text:p>
          </table:table-cell>
          <table:table-cell table:style-name="Table4.F2" office:value-type="string">
            <text:p text:style-name="P108">All text up to the EOL are ignored. <text:span text:style-name="T43">May be sent at any time from either the master or the slave.</text:span></text:p>
          </table:table-cell>
        </table:table-row>
        <table:table-row>
          <table:table-cell table:style-name="Table4.A2" office:value-type="string">
            <text:p text:style-name="P110">Debug</text:p>
          </table:table-cell>
          <table:table-cell table:style-name="Table4.A2" office:value-type="string">
            <text:p text:style-name="P116">@</text:p>
          </table:table-cell>
          <table:table-cell table:style-name="Table4.A2" office:value-type="string">
            <text:p text:style-name="P117">N/A</text:p>
          </table:table-cell>
          <table:table-cell table:style-name="Table4.A2" office:value-type="string">
            <text:p text:style-name="P115">[TIMESTAMP <text:span text:style-name="T44">&lt;WS&gt;]</text:span> <text:span text:style-name="T51">&lt;SOURCE&gt; &lt;WS&gt;</text:span></text:p>
            <text:p text:style-name="P115">&lt;LEVEL&gt; <text:span text:style-name="T44">&lt;WS&gt;</text:span></text:p>
            <text:p text:style-name="P31">&lt;<text:span text:style-name="T52">COMPONENT</text:span>&gt; <text:span text:style-name="T44">&lt;WS&gt;</text:span></text:p>
            <text:p text:style-name="P114">&lt;MESSAGE&gt;</text:p>
          </table:table-cell>
          <table:table-cell table:style-name="Table4.A2" office:value-type="string">
            <text:p text:style-name="P111">N/A</text:p>
          </table:table-cell>
          <table:table-cell table:style-name="Table4.F2" office:value-type="string">
            <text:p text:style-name="P111">May be sent at any time from either the master or the slave.</text:p>
          </table:table-cell>
        </table:table-row>
        <table:table-row>
          <table:table-cell table:style-name="Table4.A2" office:value-type="string">
            <text:p text:style-name="P110">Query</text:p>
          </table:table-cell>
          <table:table-cell table:style-name="Table4.A2" office:value-type="string">
            <text:p text:style-name="P102">?</text:p>
          </table:table-cell>
          <table:table-cell table:style-name="Table4.A2" office:value-type="string">
            <text:p text:style-name="P120">N/A</text:p>
          </table:table-cell>
          <table:table-cell table:style-name="Table4.A2" office:value-type="string">
            <text:p text:style-name="P113">&lt;<text:span text:style-name="T45">NAME</text:span>&gt;<text:span text:style-name="T46">[.&lt;NAME&gt;[...]][.*[*]]</text:span></text:p>
          </table:table-cell>
          <table:table-cell table:style-name="Table4.A2" office:value-type="string">
            <text:p text:style-name="P119">&lt;STANDARD_RESPONSE&gt;</text:p>
          </table:table-cell>
          <table:table-cell table:style-name="Table4.F2" office:value-type="string">
            <text:p text:style-name="P121">e.g. ?version.firmware.*</text:p>
            <text:p text:style-name="P123">TODO: expand on query format.</text:p>
          </table:table-cell>
        </table:table-row>
        <table:table-row>
          <table:table-cell table:style-name="Table4.A2" office:value-type="string">
            <text:p text:style-name="P118">Assign</text:p>
          </table:table-cell>
          <table:table-cell table:style-name="Table4.A2" office:value-type="string">
            <text:p text:style-name="P124">=</text:p>
          </table:table-cell>
          <table:table-cell table:style-name="Table4.A2" office:value-type="string">
            <text:p text:style-name="P125">N/A</text:p>
          </table:table-cell>
          <table:table-cell table:style-name="Table4.A2" office:value-type="string">
            <text:p text:style-name="P120"><text:span text:style-name="T47">=</text:span>&lt;NAME&gt;<text:span text:style-name="T47">[.&lt;NAME&gt;[...]]=</text:span>&lt;VALUE&gt;</text:p>
          </table:table-cell>
          <table:table-cell table:style-name="Table4.A2" office:value-type="string">
            <text:p text:style-name="P120">&lt;STANDARD_RESPONSE&gt;</text:p>
          </table:table-cell>
          <table:table-cell table:style-name="Table4.F2" office:value-type="string">
            <text:p text:style-name="P122">eg. <text:span text:style-name="T47">=</text:span>pin.can_h=Z</text:p>
          </table:table-cell>
        </table:table-row>
        <table:table-row>
          <table:table-cell table:style-name="Table4.A2" office:value-type="string">
            <text:p text:style-name="P111">Comm<text:span text:style-name="T46">a</text:span>nd</text:p>
          </table:table-cell>
          <table:table-cell table:style-name="Table4.A2" office:value-type="string">
            <text:p text:style-name="P102">!</text:p>
          </table:table-cell>
          <table:table-cell table:style-name="Table4.A2" office:value-type="string">
            <text:p text:style-name="P126">&lt;COMMAND&gt;</text:p>
          </table:table-cell>
          <table:table-cell table:style-name="Table4.A2" office:value-type="string">
            <text:p text:style-name="P129">&lt;COMMAND_DEPENDENT&gt;</text:p>
          </table:table-cell>
          <table:table-cell table:style-name="Table4.A2" office:value-type="string">
            <text:p text:style-name="P105"/>
          </table:table-cell>
          <table:table-cell table:style-name="Table4.F2" office:value-type="string">
            <text:p text:style-name="P126">Response is success and optional simple value or failure and error code.</text:p>
          </table:table-cell>
        </table:table-row>
        <table:table-row>
          <table:table-cell table:style-name="Table4.A2" office:value-type="string">
            <text:p text:style-name="P110">Request</text:p>
          </table:table-cell>
          <table:table-cell table:style-name="Table4.A2" office:value-type="string">
            <text:p text:style-name="P127">&gt;</text:p>
          </table:table-cell>
          <table:table-cell table:style-name="Table4.A2" office:value-type="string">
            <text:p text:style-name="P128">&lt;REQUEST&gt;</text:p>
          </table:table-cell>
          <table:table-cell table:style-name="Table4.A2" office:value-type="string">
            <text:p text:style-name="P130">&lt;REQUEST_DEPENDENT&gt;</text:p>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110">Response</text:p>
          </table:table-cell>
          <table:table-cell table:style-name="Table4.A2" office:value-type="string">
            <text:p text:style-name="P127">&lt;</text:p>
          </table:table-cell>
          <table:table-cell table:style-name="Table4.A2" office:value-type="string">
            <text:p text:style-name="P128">&lt;RESPONSE&gt;</text:p>
          </table:table-cell>
          <table:table-cell table:style-name="Table4.A2" office:value-type="string">
            <text:p text:style-name="P130">&lt;RESPONSE_</text:p>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110"/>
          </table:table-cell>
          <table:table-cell table:style-name="Table4.A2" office:value-type="string">
            <text:p text:style-name="P127"/>
          </table:table-cell>
          <table:table-cell table:style-name="Table4.A2" office:value-type="string">
            <text:p text:style-name="P128"/>
          </table:table-cell>
          <table:table-cell table:style-name="Table4.A2" office:value-type="string">
            <text:p text:style-name="P130"/>
          </table:table-cell>
          <table:table-cell table:style-name="Table4.A2" office:value-type="string">
            <text:p text:style-name="P131">TODO: Multi-line</text:p>
          </table:table-cell>
          <table:table-cell table:style-name="Table4.F2" office:value-type="string">
            <text:p text:style-name="P105"/>
          </table:table-cell>
        </table:table-row>
        <table:table-row>
          <table:table-cell table:style-name="Table4.A2" office:value-type="string">
            <text:p text:style-name="P110"/>
          </table:table-cell>
          <table:table-cell table:style-name="Table4.A2" office:value-type="string">
            <text:p text:style-name="P127"/>
          </table:table-cell>
          <table:table-cell table:style-name="Table4.A2" office:value-type="string">
            <text:p text:style-name="P128"/>
          </table:table-cell>
          <table:table-cell table:style-name="Table4.A2" office:value-type="string">
            <text:p text:style-name="P130"/>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96"/>
          </table:table-cell>
          <table:table-cell table:style-name="Table4.A2" office:value-type="string">
            <text:p text:style-name="P101">;</text:p>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96"/>
          </table:table-cell>
          <table:table-cell table:style-name="Table4.A2" office:value-type="string">
            <text:p text:style-name="P106">#</text:p>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96"/>
          </table:table-cell>
          <table:table-cell table:style-name="Table4.A2" office:value-type="string">
            <text:p text:style-name="P101">?</text:p>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96"/>
          </table:table-cell>
          <table:table-cell table:style-name="Table4.A2" office:value-type="string">
            <text:p text:style-name="P106">@</text:p>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96"/>
          </table:table-cell>
          <table:table-cell table:style-name="Table4.A2" office:value-type="string">
            <text:p text:style-name="P101">!</text:p>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96"/>
          </table:table-cell>
          <table:table-cell table:style-name="Table4.A2" office:value-type="string">
            <text:p text:style-name="P106">&gt;</text:p>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96"/>
          </table:table-cell>
          <table:table-cell table:style-name="Table4.A2" office:value-type="string">
            <text:p text:style-name="P106">&lt;</text:p>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96"/>
          </table:table-cell>
          <table:table-cell table:style-name="Table4.A2" office:value-type="string">
            <text:p text:style-name="P106">~</text:p>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96"/>
          </table:table-cell>
          <table:table-cell table:style-name="Table4.A2" office:value-type="string">
            <text:p text:style-name="P106">=</text:p>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96"/>
          </table:table-cell>
          <table:table-cell table:style-name="Table4.A2" office:value-type="string">
            <text:p text:style-name="P107">~</text:p>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96"/>
          </table:table-cell>
          <table:table-cell table:style-name="Table4.A2" office:value-type="string">
            <text:p text:style-name="P101">%</text:p>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96"/>
          </table:table-cell>
          <table:table-cell table:style-name="Table4.A2" office:value-type="string">
            <text:p text:style-name="P101">*</text:p>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96"/>
          </table:table-cell>
          <table:table-cell table:style-name="Table4.A2" office:value-type="string">
            <text:p text:style-name="P101">_</text:p>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96"/>
          </table:table-cell>
          <table:table-cell table:style-name="Table4.A2" office:value-type="string">
            <text:p text:style-name="P107">[</text:p>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96"/>
          </table:table-cell>
          <table:table-cell table:style-name="Table4.A2" office:value-type="string">
            <text:p text:style-name="P107">]</text:p>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96"/>
          </table:table-cell>
          <table:table-cell table:style-name="Table4.A2" office:value-type="string">
            <text:p text:style-name="P107">{</text:p>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96"/>
          </table:table-cell>
          <table:table-cell table:style-name="Table4.A2" office:value-type="string">
            <text:p text:style-name="P107">}</text:p>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96"/>
          </table:table-cell>
          <table:table-cell table:style-name="Table4.A2" office:value-type="string">
            <text:p text:style-name="P101">-</text:p>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96"/>
          </table:table-cell>
          <table:table-cell table:style-name="Table4.A2" office:value-type="string">
            <text:p text:style-name="P107">+</text:p>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96"/>
          </table:table-cell>
          <table:table-cell table:style-name="Table4.A2" office:value-type="string">
            <text:p text:style-name="P101"/>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96"/>
          </table:table-cell>
          <table:table-cell table:style-name="Table4.A2" office:value-type="string">
            <text:p text:style-name="P101"/>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96"/>
          </table:table-cell>
          <table:table-cell table:style-name="Table4.A2" office:value-type="string">
            <text:p text:style-name="P101"/>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105"/>
          </table:table-cell>
          <table:table-cell table:style-name="Table4.F2" office:value-type="string">
            <text:p text:style-name="P105"/>
          </table:table-cell>
        </table:table-row>
        <table:table-row>
          <table:table-cell table:style-name="Table4.A2" office:value-type="string">
            <text:p text:style-name="P96">Command</text:p>
          </table:table-cell>
          <table:table-cell table:style-name="Table4.A2" office:value-type="string">
            <text:p text:style-name="P101">!</text:p>
          </table:table-cell>
          <table:table-cell table:style-name="Table4.A2" office:value-type="string">
            <text:p text:style-name="P97"/>
          </table:table-cell>
          <table:table-cell table:style-name="Table4.A2" office:value-type="string">
            <text:p text:style-name="P97">Request</text:p>
          </table:table-cell>
          <table:table-cell table:style-name="Table4.A2" office:value-type="string">
            <text:p text:style-name="P105">&lt;VARIOUS&gt;</text:p>
          </table:table-cell>
          <table:table-cell table:style-name="Table4.F2" office:value-type="string">
            <text:p text:style-name="P105">Parameters are command dependant.</text:p>
          </table:table-cell>
        </table:table-row>
        <table:table-row>
          <table:table-cell table:style-name="Table4.A2" office:value-type="string">
            <text:p text:style-name="P98">Query</text:p>
          </table:table-cell>
          <table:table-cell table:style-name="Table4.A2" office:value-type="string">
            <text:p text:style-name="P95">?</text:p>
          </table:table-cell>
          <table:table-cell table:style-name="Table4.A2" office:value-type="string">
            <text:p text:style-name="P104"/>
          </table:table-cell>
          <table:table-cell table:style-name="Table4.A2" office:value-type="string">
            <text:p text:style-name="P104">Request</text:p>
          </table:table-cell>
          <table:table-cell table:style-name="Table4.A2" office:value-type="string">
            <text:p text:style-name="P105">&lt;<text:span text:style-name="T41">Item To Be Queried&gt;</text:span></text:p>
          </table:table-cell>
          <table:table-cell table:style-name="Table4.F2" office:value-type="string">
            <text:p text:style-name="P95"/>
          </table:table-cell>
        </table:table-row>
        <table:table-row>
          <table:table-cell table:style-name="Table4.A2" office:value-type="string">
            <text:p text:style-name="P101">Comment</text:p>
          </table:table-cell>
          <table:table-cell table:style-name="Table4.A2" office:value-type="string">
            <text:p text:style-name="P103">#</text:p>
          </table:table-cell>
          <table:table-cell table:style-name="Table4.A2" office:value-type="string">
            <text:p text:style-name="P104"/>
          </table:table-cell>
          <table:table-cell table:style-name="Table4.A2" office:value-type="string">
            <text:p text:style-name="P104">Both</text:p>
          </table:table-cell>
          <table:table-cell table:style-name="Table4.A2" office:value-type="string">
            <text:p text:style-name="P101">[ANY ]</text:p>
          </table:table-cell>
          <table:table-cell table:style-name="Table4.F2" office:value-type="string">
            <text:p text:style-name="P101">Lines &gt; 160 (MAX LENGTH) will not cause an error.</text:p>
          </table:table-cell>
        </table:table-row>
        <text:soft-page-break/>
        <table:table-row>
          <table:table-cell table:style-name="Table4.A2" office:value-type="string">
            <text:p text:style-name="P96"/>
          </table:table-cell>
          <table:table-cell table:style-name="Table4.A2" office:value-type="string">
            <text:p text:style-name="P95"/>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94"/>
          </table:table-cell>
          <table:table-cell table:style-name="Table4.F2" office:value-type="string">
            <text:p text:style-name="P95"/>
          </table:table-cell>
        </table:table-row>
        <table:table-row>
          <table:table-cell table:style-name="Table4.A2" office:value-type="string">
            <text:p text:style-name="P99">Result</text:p>
          </table:table-cell>
          <table:table-cell table:style-name="Table4.A2" office:value-type="string">
            <text:p text:style-name="P100">=</text:p>
          </table:table-cell>
          <table:table-cell table:style-name="Table4.A2" office:value-type="string">
            <text:p text:style-name="P99"/>
          </table:table-cell>
          <table:table-cell table:style-name="Table4.A2" office:value-type="string">
            <text:p text:style-name="P99">Response</text:p>
          </table:table-cell>
          <table:table-cell table:style-name="Table4.A2" office:value-type="string">
            <text:p text:style-name="P99">&lt;Error Code&gt;|Description</text:p>
          </table:table-cell>
          <table:table-cell table:style-name="Table4.F2" office:value-type="string">
            <text:p text:style-name="P95"/>
          </table:table-cell>
        </table:table-row>
        <table:table-row>
          <table:table-cell table:style-name="Table4.A2" office:value-type="string">
            <text:p text:style-name="P96"/>
          </table:table-cell>
          <table:table-cell table:style-name="Table4.A2" office:value-type="string">
            <text:p text:style-name="P95"/>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94"/>
          </table:table-cell>
          <table:table-cell table:style-name="Table4.F2" office:value-type="string">
            <text:p text:style-name="P95"/>
          </table:table-cell>
        </table:table-row>
        <table:table-row>
          <table:table-cell table:style-name="Table4.A2" office:value-type="string">
            <text:p text:style-name="P96"/>
          </table:table-cell>
          <table:table-cell table:style-name="Table4.A2" office:value-type="string">
            <text:p text:style-name="P95"/>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94"/>
          </table:table-cell>
          <table:table-cell table:style-name="Table4.F2" office:value-type="string">
            <text:p text:style-name="P95"/>
          </table:table-cell>
        </table:table-row>
        <table:table-row>
          <table:table-cell table:style-name="Table4.A2" office:value-type="string">
            <text:p text:style-name="P96"/>
          </table:table-cell>
          <table:table-cell table:style-name="Table4.A2" office:value-type="string">
            <text:p text:style-name="P95"/>
          </table:table-cell>
          <table:table-cell table:style-name="Table4.A2" office:value-type="string">
            <text:p text:style-name="P97"/>
          </table:table-cell>
          <table:table-cell table:style-name="Table4.A2" office:value-type="string">
            <text:p text:style-name="P97"/>
          </table:table-cell>
          <table:table-cell table:style-name="Table4.A2" office:value-type="string">
            <text:p text:style-name="P94"/>
          </table:table-cell>
          <table:table-cell table:style-name="Table4.F2" office:value-type="string">
            <text:p text:style-name="P95"/>
          </table:table-cell>
        </table:table-row>
        <table:table-row>
          <table:table-cell table:style-name="Table4.A2" office:value-type="string">
            <text:p text:style-name="P75"/>
          </table:table-cell>
          <table:table-cell table:style-name="Table4.A2" office:value-type="string">
            <text:p text:style-name="P132">?<text:span text:style-name="T26">CART_PRESENT</text:span></text:p>
          </table:table-cell>
          <table:table-cell table:style-name="Table4.A2" office:value-type="string">
            <text:p text:style-name="P78"/>
          </table:table-cell>
          <table:table-cell table:style-name="Table4.A2" office:value-type="string">
            <text:p text:style-name="P78">N/A</text:p>
          </table:table-cell>
          <table:table-cell table:style-name="Table4.A2" office:value-type="string">
            <text:p text:style-name="P78"><text:span text:style-name="T38">=0|&lt;0|1|2|3&gt;|&lt;NAME&gt; </text:span>0=None,1=Flash, 2=ROM, 3=Flash+ROM!</text:p>
          </table:table-cell>
          <table:table-cell table:style-name="Table4.F2" office:value-type="string">
            <text:p text:style-name="P90">Cartridge presence detection.</text:p>
          </table:table-cell>
        </table:table-row>
        <table:table-row>
          <table:table-cell table:style-name="Table4.A2" office:value-type="string">
            <text:p text:style-name="P75"><text:span text:style-name="T29">Query </text:span>Version Info</text:p>
          </table:table-cell>
          <table:table-cell table:style-name="Table4.A2" office:value-type="string">
            <text:p text:style-name="P132">?<text:span text:style-name="T25">VERSION</text:span></text:p>
          </table:table-cell>
          <table:table-cell table:style-name="Table4.A2" office:value-type="string">
            <text:p text:style-name="P78"/>
          </table:table-cell>
          <table:table-cell table:style-name="Table4.A2" office:value-type="string">
            <text:p text:style-name="P78">N/A</text:p>
          </table:table-cell>
          <table:table-cell table:style-name="Table4.A2" office:value-type="string">
            <text:p text:style-name="P78">Application Version,Application Protocol Version,PC Driver Version,Firmware Version,Firmware Protocol Version, Hardware Version</text:p>
          </table:table-cell>
          <table:table-cell table:style-name="Table4.F2" office:value-type="string">
            <text:p text:style-name="P132"/>
          </table:table-cell>
        </table:table-row>
        <table:table-row>
          <table:table-cell table:style-name="Table4.A2" office:value-type="string">
            <text:p text:style-name="P80">Connect <text:span text:style-name="T30">to Cartridge</text:span></text:p>
          </table:table-cell>
          <table:table-cell table:style-name="Table4.A2" office:value-type="string">
            <text:p text:style-name="P132">!<text:span text:style-name="T27">CONNECT</text:span></text:p>
          </table:table-cell>
          <table:table-cell table:style-name="Table4.A2" office:value-type="string">
            <text:p text:style-name="P80"/>
          </table:table-cell>
          <table:table-cell table:style-name="Table4.A2" office:value-type="string">
            <text:p text:style-name="P80">1=Flash, 2=ROM</text:p>
          </table:table-cell>
          <table:table-cell table:style-name="Table4.A2" office:value-type="string">
            <text:p text:style-name="P132"/>
          </table:table-cell>
          <table:table-cell table:style-name="Table4.F2" office:value-type="string">
            <text:p text:style-name="P132"/>
          </table:table-cell>
        </table:table-row>
        <table:table-row>
          <table:table-cell table:style-name="Table4.A2" office:value-type="string">
            <text:p text:style-name="P80">Disconnect <text:span text:style-name="T30">from Cartridge</text:span></text:p>
          </table:table-cell>
          <table:table-cell table:style-name="Table4.A2" office:value-type="string">
            <text:p text:style-name="P132">!<text:span text:style-name="T27">DISCONNECT</text:span></text:p>
          </table:table-cell>
          <table:table-cell table:style-name="Table4.A2" office:value-type="string">
            <text:p text:style-name="P132"/>
          </table:table-cell>
          <table:table-cell table:style-name="Table4.A2" office:value-type="string">
            <text:p text:style-name="P132"/>
          </table:table-cell>
          <table:table-cell table:style-name="Table4.A2" office:value-type="string">
            <text:p text:style-name="P132"/>
          </table:table-cell>
          <table:table-cell table:style-name="Table4.F2" office:value-type="string">
            <text:p text:style-name="P132"/>
          </table:table-cell>
        </table:table-row>
        <table:table-row>
          <table:table-cell table:style-name="Table4.A2" office:value-type="string">
            <text:p text:style-name="P82">Query <text:span text:style-name="T31">Programmer </text:span>Capabilities</text:p>
          </table:table-cell>
          <table:table-cell table:style-name="Table4.A2" office:value-type="string">
            <text:p text:style-name="P132"/>
          </table:table-cell>
          <table:table-cell table:style-name="Table4.A2" office:value-type="string">
            <text:p text:style-name="P132"/>
          </table:table-cell>
          <table:table-cell table:style-name="Table4.A2" office:value-type="string">
            <text:p text:style-name="P132"/>
          </table:table-cell>
          <table:table-cell table:style-name="Table4.A2" office:value-type="string">
            <text:p text:style-name="P132"/>
          </table:table-cell>
          <table:table-cell table:style-name="Table4.F2" office:value-type="string">
            <text:p text:style-name="P132"/>
          </table:table-cell>
        </table:table-row>
        <table:table-row>
          <table:table-cell table:style-name="Table4.A2" office:value-type="string">
            <text:p text:style-name="P84">Query Cartridge Capabilities</text:p>
          </table:table-cell>
          <table:table-cell table:style-name="Table4.A2" office:value-type="string">
            <text:p text:style-name="P132"/>
          </table:table-cell>
          <table:table-cell table:style-name="Table4.A2" office:value-type="string">
            <text:p text:style-name="P132"/>
          </table:table-cell>
          <table:table-cell table:style-name="Table4.A2" office:value-type="string">
            <text:p text:style-name="P132"/>
          </table:table-cell>
          <table:table-cell table:style-name="Table4.A2" office:value-type="string">
            <text:p text:style-name="P132"/>
          </table:table-cell>
          <table:table-cell table:style-name="Table4.F2" office:value-type="string">
            <text:p text:style-name="P132"/>
          </table:table-cell>
        </table:table-row>
        <table:table-row>
          <table:table-cell table:style-name="Table4.A2" office:value-type="string">
            <text:p text:style-name="P84">Query Low-Level Capabilities</text:p>
          </table:table-cell>
          <table:table-cell table:style-name="Table4.A2" office:value-type="string">
            <text:p text:style-name="P132"/>
          </table:table-cell>
          <table:table-cell table:style-name="Table4.A2" office:value-type="string">
            <text:p text:style-name="P132"/>
          </table:table-cell>
          <table:table-cell table:style-name="Table4.A2" office:value-type="string">
            <text:p text:style-name="P132"/>
          </table:table-cell>
          <table:table-cell table:style-name="Table4.A2" office:value-type="string">
            <text:p text:style-name="P132"/>
          </table:table-cell>
          <table:table-cell table:style-name="Table4.F2" office:value-type="string">
            <text:p text:style-name="P132"/>
          </table:table-cell>
        </table:table-row>
        <table:table-row>
          <table:table-cell table:style-name="Table4.A2" office:value-type="string">
            <text:p text:style-name="P86">Detect Cartridge Type</text:p>
          </table:table-cell>
          <table:table-cell table:style-name="Table4.A2" office:value-type="string">
            <text:p text:style-name="P132"/>
          </table:table-cell>
          <table:table-cell table:style-name="Table4.A2" office:value-type="string">
            <text:p text:style-name="P132"/>
          </table:table-cell>
          <table:table-cell table:style-name="Table4.A2" office:value-type="string">
            <text:p text:style-name="P132"/>
          </table:table-cell>
          <table:table-cell table:style-name="Table4.A2" office:value-type="string">
            <text:p text:style-name="P132"/>
          </table:table-cell>
          <table:table-cell table:style-name="Table4.F2" office:value-type="string">
            <text:p text:style-name="P88"/>
          </table:table-cell>
        </table:table-row>
        <text:soft-page-break/>
        <table:table-row>
          <table:table-cell table:style-name="Table4.A2" office:value-type="string">
            <text:p text:style-name="P88">Set Options, Get Options</text:p>
          </table:table-cell>
          <table:table-cell table:style-name="Table4.A2" office:value-type="string">
            <text:p text:style-name="P132"/>
          </table:table-cell>
          <table:table-cell table:style-name="Table4.A2" office:value-type="string">
            <text:p text:style-name="P132"/>
          </table:table-cell>
          <table:table-cell table:style-name="Table4.A2" office:value-type="string">
            <text:p text:style-name="P132"/>
          </table:table-cell>
          <table:table-cell table:style-name="Table4.A2" office:value-type="string">
            <text:p text:style-name="P132"/>
          </table:table-cell>
          <table:table-cell table:style-name="Table4.F2" office:value-type="string">
            <text:p text:style-name="P132"/>
          </table:table-cell>
        </table:table-row>
      </table:table>
      <text:p text:style-name="P51"/>
      <text:h text:style-name="Heading_20_2" text:outline-level="2"><text:bookmark-start text:name="__RefHeading___Toc1180_4174989186"/>Protocol Command <text:span text:style-name="T24">Summary</text:span><text:bookmark-end text:name="__RefHeading___Toc1180_4174989186"/></text:h>
      <text:h text:style-name="P188" text:outline-level="3"><text:bookmark-start text:name="__RefHeading___Toc1182_4174989186"/>Common<text:bookmark-end text:name="__RefHeading___Toc1182_4174989186"/></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34">Command</text:p>
            </table:table-cell>
            <table:table-cell table:style-name="Table3.A1" office:value-type="string">
              <text:p text:style-name="P134">Code</text:p>
            </table:table-cell>
            <table:table-cell table:style-name="Table3.A1" office:value-type="string">
              <text:p text:style-name="P134">Input <text:span text:style-name="T39">Parameters</text:span></text:p>
            </table:table-cell>
            <table:table-cell table:style-name="Table3.A1" office:value-type="string">
              <text:p text:style-name="P134">Output <text:span text:style-name="T39">Success</text:span></text:p>
            </table:table-cell>
            <table:table-cell table:style-name="Table3.E1" office:value-type="string">
              <text:p text:style-name="P134">Notes</text:p>
            </table:table-cell>
          </table:table-row>
        </table:table-header-rows>
        <table:table-row>
          <table:table-cell table:style-name="Table3.A2" office:value-type="string">
            <text:p text:style-name="P92">Reset Programmer</text:p>
          </table:table-cell>
          <table:table-cell table:style-name="Table3.A2" office:value-type="string">
            <text:p text:style-name="P91">!<text:span text:style-name="T25">RESET</text:span></text:p>
          </table:table-cell>
          <table:table-cell table:style-name="Table3.A2" office:value-type="string">
            <text:p text:style-name="P92">[WARM|COLD]</text:p>
          </table:table-cell>
          <table:table-cell table:style-name="Table3.A2" office:value-type="string">
            <text:p text:style-name="P93">=0|&lt;RESET_TIME&gt;</text:p>
          </table:table-cell>
          <table:table-cell table:style-name="Table3.E2" office:value-type="string">
            <text:p text:style-name="P91"/>
          </table:table-cell>
        </table:table-row>
        <table:table-row>
          <table:table-cell table:style-name="Table3.A2" office:value-type="string">
            <text:p text:style-name="P74"><text:span text:style-name="T28">Query</text:span> Cartridge <text:span text:style-name="T28">Detection</text:span></text:p>
          </table:table-cell>
          <table:table-cell table:style-name="Table3.A2" office:value-type="string">
            <text:p text:style-name="Table_20_Contents">?<text:span text:style-name="T26">CART_PRESENT</text:span></text:p>
          </table:table-cell>
          <table:table-cell table:style-name="Table3.A2" office:value-type="string">
            <text:p text:style-name="P77">N/A</text:p>
          </table:table-cell>
          <table:table-cell table:style-name="Table3.A2" office:value-type="string">
            <text:p text:style-name="P77"><text:span text:style-name="T38">=0|&lt;0|1|2|3&gt;|&lt;NAME&gt; </text:span>0=None,1=Flash, 2=ROM, 3=Flash+ROM!</text:p>
          </table:table-cell>
          <table:table-cell table:style-name="Table3.E2" office:value-type="string">
            <text:p text:style-name="P89">Cartridge presence detection.</text:p>
          </table:table-cell>
        </table:table-row>
        <table:table-row>
          <table:table-cell table:style-name="Table3.A2" office:value-type="string">
            <text:p text:style-name="P74"><text:span text:style-name="T29">Query </text:span>Version Info</text:p>
          </table:table-cell>
          <table:table-cell table:style-name="Table3.A2" office:value-type="string">
            <text:p text:style-name="Table_20_Contents">?<text:span text:style-name="T25">VERSION</text:span></text:p>
          </table:table-cell>
          <table:table-cell table:style-name="Table3.A2" office:value-type="string">
            <text:p text:style-name="P77">N/A</text:p>
          </table:table-cell>
          <table:table-cell table:style-name="Table3.A2" office:value-type="string">
            <text:p text:style-name="P77">Application Version,Application Protocol Version,PC Driver Version,Firmware Version,Firmware Protocol Version, Hardware Version</text:p>
          </table:table-cell>
          <table:table-cell table:style-name="Table3.E2" office:value-type="string">
            <text:p text:style-name="Table_20_Contents"/>
          </table:table-cell>
        </table:table-row>
        <table:table-row>
          <table:table-cell table:style-name="Table3.A2" office:value-type="string">
            <text:p text:style-name="P79">Connect <text:span text:style-name="T30">to Cartridge</text:span></text:p>
          </table:table-cell>
          <table:table-cell table:style-name="Table3.A2" office:value-type="string">
            <text:p text:style-name="Table_20_Contents">!<text:span text:style-name="T27">CONNECT</text:span></text:p>
          </table:table-cell>
          <table:table-cell table:style-name="Table3.A2" office:value-type="string">
            <text:p text:style-name="P79">1=Flash, 2=ROM</text:p>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79">Disconnect <text:span text:style-name="T30">from Cartridge</text:span></text:p>
          </table:table-cell>
          <table:table-cell table:style-name="Table3.A2" office:value-type="string">
            <text:p text:style-name="Table_20_Contents">!<text:span text:style-name="T27">DISCONNECT</text:span></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81">Query <text:span text:style-name="T31">Programmer </text:span>Capabilities</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83">Query Cartridge Capabilities</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83">Query Low-Level Capabilities</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85">Detect Cartridge Typ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P87"/>
          </table:table-cell>
        </table:table-row>
        <table:table-row>
          <table:table-cell table:style-name="Table3.A2" office:value-type="string">
            <text:p text:style-name="P87">Set Options, Get Options</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
      <text:p text:style-name="P50"/>
      <text:h text:style-name="P186" text:outline-level="2">Protocol <text:span text:style-name="T40">Line Class Details</text:span></text:h>
      <text:h text:style-name="Heading_20_3" text:outline-level="3">Comment</text:h>
      <text:p text:style-name="P64">Comment lines can be transmitted at any time by <text:span text:style-name="T54">the </text:span>slave and <text:span text:style-name="T54">can be</text:span> ignored.</text:p>
      <text:p text:style-name="P58">Format</text:p>
      <text:p text:style-name="P176">#&lt;ANY_PRINTABLE_ASCII_CHARACTERS&gt;[&lt;CR&gt;]&lt;LF&gt;</text:p>
      <text:p text:style-name="P56">Examples</text:p>
      <text:p text:style-name="P144">#Any<text:span text:style-name="T50"> old text…..</text:span></text:p>
      <text:p text:style-name="P144"># Blah, blah, blah…..</text:p>
      <text:h text:style-name="Heading_20_3" text:outline-level="3">Debug</text:h>
      <text:p text:style-name="P64">Debug lines can be transmitted at any time by the slave and are used for logging and debugging. The default global debug level is usually built into the firmware at compile time. <text:span text:style-name="T65">Some slaves may </text:span>support <text:span text:style-name="T66">runtime </text:span>configuration by assignment class lines.</text:p>
      <text:p text:style-name="P59">Format</text:p>
      <text:p text:style-name="P163">@[&lt;TIMESTAMP&gt;]&lt;WS&gt;&lt;DEBUG_LEVEL&gt;&lt;WS&gt;&lt;COMPONENT_NAME&gt;&lt;WS&gt;&lt;DEBUG_MESSAGE&gt;</text:p>
      <text:p text:style-name="P163">[&lt;CR&gt;]&lt;LF&gt;</text:p>
      <text:p text:style-name="P57">Debug Levels</text:p>
      <text:list xml:id="list3273196650" text:style-name="L1">
        <text:list-item>
          <text:p text:style-name="P178"><text:span text:style-name="T54">F or </text:span>FATAL<text:tab/>- <text:span text:style-name="T49">Fatal non-recoverable errors.</text:span></text:p>
        </text:list-item>
        <text:list-item>
          <text:p text:style-name="P178"><text:span text:style-name="T54">E or </text:span>ERROR<text:tab/>- <text:span text:style-name="T49">Errors that can be recovered as much as is possible. </text:span></text:p>
        </text:list-item>
        <text:list-item>
          <text:p text:style-name="P178"><text:span text:style-name="T54">W or </text:span>WARN<text:tab/>- <text:span text:style-name="T49">Warning of potential issues.</text:span></text:p>
        </text:list-item>
        <text:list-item>
          <text:p text:style-name="P178"><text:span text:style-name="T54">I or </text:span>INFO<text:tab/>- <text:span text:style-name="T49">Informational.</text:span></text:p>
        </text:list-item>
        <text:list-item>
          <text:p text:style-name="P178"><text:span text:style-name="T54">D or </text:span>DEBUG<text:tab/>- <text:span text:style-name="T49">Debug information that should not impact performance.</text:span></text:p>
        </text:list-item>
        <text:list-item>
          <text:p text:style-name="P178"><text:span text:style-name="T54">T or </text:span>TRACE<text:tab/>- <text:span text:style-name="T49">Trace information that may impact performance.</text:span></text:p>
        </text:list-item>
      </text:list>
      <text:p text:style-name="P52">Examples</text:p>
      <text:p text:style-name="P146">@<text:span text:style-name="T53">123243.12323</text:span> INFO lib.serial Information message text….</text:p>
      <text:p text:style-name="P146">@ <text:span text:style-name="T53">212312</text:span>.234567 ERROR lib.usb Conne<text:span text:style-name="T48">ction timeout</text:span>….</text:p>
      <text:p text:style-name="P162">@<text:span text:style-name="T53">123243343</text:span> INFO lib.serial Information message text….</text:p>
      <text:p text:style-name="P162">@ <text:span text:style-name="T53">212312123</text:span> ERROR lib.usb Conne<text:span text:style-name="T48">ction timeout</text:span>….</text:p>
      <text:p text:style-name="P162">@<text:span text:style-name="T55">IN</text:span>FO lib.serial Information message text….</text:p>
      <text:p text:style-name="P145">@ ERROR lib.usb Conne<text:span text:style-name="T48">ction timeout</text:span>….</text:p>
      <text:p text:style-name="P69"/>
      <text:h text:style-name="P189" text:outline-level="3"/>
      <text:h text:style-name="P199" text:outline-level="3">Query</text:h>
      <text:p text:style-name="P65">Query lines are transmitted by the master to the slave to request configuration settings.</text:p>
      <text:p text:style-name="P60">Format</text:p>
      <text:p text:style-name="P177">?&lt;QUERY_<text:span text:style-name="T66">STRING</text:span>&gt;[&lt;CR&gt;]&lt;LF&gt;</text:p>
      <text:p text:style-name="P204">Examples</text:p>
      <text:p text:style-name="P147">?<text:span text:style-name="T56">debug.level</text:span></text:p>
      <text:p text:style-name="P148">&lt;0|debug.level=INFO</text:p>
      <text:p text:style-name="P147">?<text:span text:style-name="T56">debug.component.lib.usb.level</text:span></text:p>
      <text:p text:style-name="P148">&lt;0|debug.<text:span text:style-name="T56">component.lib.usb.level</text:span>=WARN</text:p>
      <text:p text:style-name="P151">?<text:span text:style-name="T56">version.firmware</text:span></text:p>
      <text:p text:style-name="P148">&lt;0|1|1|version.firmware=1.2.3.4</text:p>
      <text:p text:style-name="P147">?<text:span text:style-name="T56">version.*</text:span></text:p>
      <text:p text:style-name="P148">&lt;0|1|4|version.firmware</text:p>
      <text:p text:style-name="P148">&lt;0|2|4|version.library</text:p>
      <text:p text:style-name="P148">&lt;0|3|4|version.driver</text:p>
      <text:p text:style-name="P148">&lt;0|4|4|version.compiler</text:p>
      <text:p text:style-name="P151">?<text:span text:style-name="T56">version.**</text:span></text:p>
      <text:p text:style-name="P148">&lt;0|1|<text:span text:style-name="T57">12</text:span>|version.firmware</text:p>
      <text:p text:style-name="P148">&lt;0|<text:span text:style-name="T57">2</text:span>|<text:span text:style-name="T57">12</text:span>|version.firmware.build-date</text:p>
      <text:p text:style-name="P148">&lt;0|<text:span text:style-name="T57">3</text:span>|<text:span text:style-name="T57">12</text:span>|version.firmware.build-tool</text:p>
      <text:p text:style-name="P148">&lt;0|<text:span text:style-name="T57">4</text:span>|<text:span text:style-name="T57">12</text:span>|version.library</text:p>
      <text:p text:style-name="P149">&lt;0|<text:span text:style-name="T57">5</text:span>|<text:span text:style-name="T57">12</text:span>|version.library.build-date</text:p>
      <text:p text:style-name="P149">&lt;0|<text:span text:style-name="T57">6</text:span>|<text:span text:style-name="T57">12</text:span>|version.library.build-tool</text:p>
      <text:p text:style-name="P149">&lt;0|<text:span text:style-name="T57">7</text:span>|<text:span text:style-name="T57">12</text:span>|version.driver</text:p>
      <text:p text:style-name="P149">&lt;0|<text:span text:style-name="T57">8</text:span>|<text:span text:style-name="T57">12</text:span>|version.driver.build-date</text:p>
      <text:p text:style-name="P149">&lt;0|<text:span text:style-name="T57">9</text:span>|<text:span text:style-name="T57">12</text:span>|version.driver.build-tool</text:p>
      <text:p text:style-name="P149">&lt;0|<text:span text:style-name="T57">10</text:span>|<text:span text:style-name="T57">12</text:span>|version.compiler</text:p>
      <text:p text:style-name="P149">&lt;0|<text:span text:style-name="T57">11</text:span>|<text:span text:style-name="T57">12</text:span>|version.compiler.build-date</text:p>
      <text:p text:style-name="P149">&lt;0|1<text:span text:style-name="T57">2</text:span>|<text:span text:style-name="T57">12</text:span>|version.compiler.build-tool</text:p>
      <text:p text:style-name="P149"/>
      <text:p text:style-name="P152">If size initially unknown:-</text:p>
      <text:p text:style-name="P153">?<text:span text:style-name="T56">version.**</text:span></text:p>
      <text:p text:style-name="P150">&lt;0|1||version.firmware</text:p>
      <text:p text:style-name="P150">&lt;0|<text:span text:style-name="T57">2</text:span>||version.firmware.build-date</text:p>
      <text:p text:style-name="P150">&lt;0|<text:span text:style-name="T57">3</text:span>||version.firmware.build-tool</text:p>
      <text:p text:style-name="P150">&lt;0|<text:span text:style-name="T57">4</text:span>||version.library</text:p>
      <text:p text:style-name="P150">&lt;0|<text:span text:style-name="T57">5</text:span>||version.library.build-date</text:p>
      <text:p text:style-name="P150">&lt;0|<text:span text:style-name="T57">6</text:span>||version.library.build-tool</text:p>
      <text:p text:style-name="P150">&lt;0|<text:span text:style-name="T57">7</text:span>||version.driver</text:p>
      <text:p text:style-name="P150">&lt;0|<text:span text:style-name="T57">8</text:span>||version.driver.build-date</text:p>
      <text:p text:style-name="P150">&lt;0|<text:span text:style-name="T57">9</text:span>||version.driver.build-tool</text:p>
      <text:p text:style-name="P150">&lt;0|<text:span text:style-name="T57">10</text:span>||version.compiler</text:p>
      <text:p text:style-name="P150">&lt;0|<text:span text:style-name="T57">11</text:span>||version.compiler.build-date</text:p>
      <text:p text:style-name="P150">&lt;0|1<text:span text:style-name="T57">2</text:span>|<text:span text:style-name="T58">12</text:span>|version.compiler.build-tool</text:p>
      <text:p text:style-name="P152">or last record sent twice as actual and end of response list.</text:p>
      <text:p text:style-name="P150">&lt;0|1<text:span text:style-name="T57">2</text:span>||version.compiler.build-tool</text:p>
      <text:p text:style-name="P150">&lt;0|1<text:span text:style-name="T57">2</text:span>|<text:span text:style-name="T58">12</text:span>|version.compiler.build-tool</text:p>
      <text:p text:style-name="P150"/>
      <text:p text:style-name="P154">&lt;&lt;MAIN_ERROR_CODE&gt; <text:span text:style-name="T59">or &lt;MAIN_ERROR_CODE_GROUP&gt;</text:span>.&lt;SUB_ERROR_CODE&gt;????|&lt;NATIVE_ERROR_CODE&gt;|&lt;ERROR_MESSAGE&gt;[|&lt;ADDITIONAL_DATA&gt;]</text:p>
      <text:p text:style-name="P152"/>
      <text:h text:style-name="P189" text:outline-level="3"/>
      <text:p text:style-name="P62"/>
      <text:p text:style-name="P62"/>
      <text:h text:style-name="P200" text:outline-level="3">Assignment</text:h>
      <text:p text:style-name="P66">Assignment lines are are transmitted by the master to the slave to assign configuration setting value.</text:p>
      <text:p text:style-name="P53">Examples</text:p>
      <text:p text:style-name="P158">=debug.level=DEBUG</text:p>
      <text:p text:style-name="P158">&lt;0|||</text:p>
      <text:p text:style-name="P158"/>
      <text:p text:style-name="P158">=fred.burt=WIBBLE</text:p>
      <text:p text:style-name="P158">&lt;123||<text:span text:style-name="T60">K</text:span>ey does not exist!|WIBBLE</text:p>
      <text:p text:style-name="P155"/>
      <text:p text:style-name="P159">=something=someother</text:p>
      <text:p text:style-name="P159">←123||Key does not exist. Ignored.|someother</text:p>
      <text:p text:style-name="P159"/>
      <text:p text:style-name="P159">negative for warning</text:p>
      <text:p text:style-name="P159">0 = success</text:p>
      <text:p text:style-name="P159">positive for error</text:p>
      <text:p text:style-name="P159"/>
      <text:p text:style-name="P159"/>
      <text:h text:style-name="P201" text:outline-level="3">Command</text:h>
      <text:p text:style-name="P67">Request lines are transmitted by the master to the slave to request some action. Parameters and result are dependent on command being performed.</text:p>
      <text:p text:style-name="P63">Commands</text:p>
      <text:p text:style-name="P63"/>
      <text:p text:style-name="P53">Examples</text:p>
      <text:p text:style-name="P160">&gt;</text:p>
      <text:p text:style-name="P155"/>
      <text:p text:style-name="P155"/>
      <text:p text:style-name="P170"/>
      <text:h text:style-name="P202" text:outline-level="3">Request</text:h>
      <text:p text:style-name="P68">Request lines are transmitted by the master to the slave to request some action. Parameters and result are dependent on command being performed.</text:p>
      <text:p text:style-name="P63">Commands</text:p>
      <text:p text:style-name="P63"/>
      <text:p text:style-name="P55">Examples</text:p>
      <text:p text:style-name="P161">&gt;</text:p>
      <text:p text:style-name="P157"/>
      <text:p text:style-name="P155"/>
      <text:p text:style-name="P170"/>
      <text:h text:style-name="P203" text:outline-level="3">Response</text:h>
      <text:p text:style-name="P70">Response messages are sent by the slave in response to the master performing a ‘query’, ‘command’, or ‘request’.</text:p>
      <text:p text:style-name="P61">Format</text:p>
      <text:p text:style-name="P71">dddd</text:p>
      <text:p text:style-name="P54">Examples</text:p>
      <text:p text:style-name="P164">Single Response</text:p>
      <text:p text:style-name="P164"/>
      <text:p text:style-name="P169">&lt;SR0|</text:p>
      <text:p text:style-name="P164">Multiple Response</text:p>
      <text:p text:style-name="P164"/>
      <text:p text:style-name="P165">Warning Response</text:p>
      <text:p text:style-name="P168">&lt;<text:span text:style-name="T63">&lt;WARNING_RESPONSE_TYPE&gt;</text:span>&lt;<text:span text:style-name="T63">NEGATIVE</text:span>_ERROR_CODE&gt;&lt;PIPE&gt;<text:span text:style-name="T61">&lt;NATIVE_ERROR_CODE&gt;&lt;PIPE&gt;&lt;ERROR_MESSAGE&gt;[&lt;CR&gt;]&lt;LF&gt;</text:span></text:p>
      <text:p text:style-name="P166"/>
      <text:p text:style-name="P165">Error Response</text:p>
      <text:p text:style-name="P167">&lt;&lt;POSIT<text:span text:style-name="T62">I</text:span>VE_ERROR_CODE_GT_ZERO&gt;&lt;PIPE&gt;<text:span text:style-name="T61">&lt;NATIVE_ERROR_CODE&gt;&lt;PIPE&gt;&lt;ERROR_MESSAGE&gt;[&lt;CR&gt;]&lt;LF&gt;</text:span></text:p>
      <text:p text:style-name="P156"/>
      <text:p text:style-name="P156"/>
      <text:p text:style-name="P172">Single line responses</text:p>
      <text:p text:style-name="P172">Start of multi-line responses</text:p>
      <text:p text:style-name="P172">Response data</text:p>
      <text:p text:style-name="P172">End of multi-line response.</text:p>
      <text:p text:style-name="P173">&lt;0|</text:p>
      <text:p text:style-name="P171"/>
      <text:p text:style-name="P171"/>
      <text:p text:style-name="P174">start multi-line response, continuation, end multi-line responses</text:p>
      <text:p text:style-name="P174"/>
      <text:p text:style-name="P175">^</text:p>
      <text:p text:style-name="P175">|</text:p>
      <text:p text:style-name="P175">_</text:p>
      <text:p text:style-name="P171"/>
      <text:p text:style-name="P171">??? <text:span text:style-name="T64">Nah!!!</text:span></text:p>
      <text:h text:style-name="P198" text:outline-level="3"><text:bookmark-start text:name="__RefHeading___Toc1184_4174989186"/>Low-Level Access<text:bookmark-end text:name="__RefHeading___Toc1184_4174989186"/></text:h>
      <text:p text:style-name="P50"/>
      <text:h text:style-name="Heading_20_3" text:outline-level="3"><text:bookmark-start text:name="__RefHeading___Toc1186_4174989186"/>Programmable Flash ROM<text:bookmark-end text:name="__RefHeading___Toc1186_4174989186"/></text:h>
      <text:p text:style-name="P73"/>
      <text:p text:style-name="P73"/>
      <text:h text:style-name="Heading_20_3" text:outline-level="3"><text:bookmark-start text:name="__RefHeading___Toc1188_4174989186"/>Legacy ROM Cartridge Dumper<text:bookmark-end text:name="__RefHeading___Toc1188_4174989186"/></text:h>
      <text:p text:style-name="P73"/>
      <text:p text:style-name="P73"/>
      <text:p text:style-name="P73"/>
      <text:p text:style-name="P73"/>
      <text:p text:style-name="P73"/>
      <table:table table:name="Table2" table:style-name="Table2">
        <table:table-column table:style-name="Table2.A"/>
        <table:table-header-rows>
          <table:table-row>
            <table:table-cell table:style-name="Table2.A1" office:value-type="string">
              <text:p text:style-name="P73"/>
            </table:table-cell>
          </table:table-row>
        </table:table-header-rows>
      </table:table>
      <text:p text:style-name="P23"/>
      <text:p text:style-name="P23"/>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33">Group</text:p>
            </table:table-cell>
            <table:table-cell table:style-name="Table1.A1" office:value-type="string">
              <text:p text:style-name="P133">Command</text:p>
            </table:table-cell>
            <table:table-cell table:style-name="Table1.A1" office:value-type="string">
              <text:p text:style-name="P133">Code</text:p>
            </table:table-cell>
            <table:table-cell table:style-name="Table1.A1" office:value-type="string">
              <text:p text:style-name="P133">Request</text:p>
            </table:table-cell>
            <table:table-cell table:style-name="Table1.E1" office:value-type="string">
              <text:p text:style-name="P133">Response</text:p>
            </table:table-cell>
          </table:table-row>
        </table:table-header-rows>
        <table:table-row>
          <table:table-cell table:style-name="Table1.A2" table:number-columns-spanned="5" office:value-type="string">
            <text:p text:style-name="P72">Common</text:p>
          </table:table-cell>
          <table:covered-table-cell/>
          <table:covered-table-cell/>
          <table:covered-table-cell/>
          <table:covered-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2" table:number-columns-spanned="5" office:value-type="string">
            <text:p text:style-name="P72">Low-Level</text:p>
          </table:table-cell>
          <table:covered-table-cell/>
          <table:covered-table-cell/>
          <table:covered-table-cell/>
          <table:covered-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P74">Reset Programmer</text:p>
          </table:table-cell>
          <table:table-cell table:style-name="Table1.A3" office:value-type="string">
            <text:p text:style-name="P76">!<text:span text:style-name="T25">RESET</text:span></text:p>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2" table:number-columns-spanned="5" office:value-type="string">
            <text:p text:style-name="P72"/>
          </table:table-cell>
          <table:covered-table-cell/>
          <table:covered-table-cell/>
          <table:covered-table-cell/>
          <table:covered-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2" table:number-columns-spanned="5" office:value-type="string">
            <text:p text:style-name="P72">Legacy ROM Cartridge Dumper</text:p>
          </table:table-cell>
          <table:covered-table-cell/>
          <table:covered-table-cell/>
          <table:covered-table-cell/>
          <table:covered-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
      <text:p text:style-name="P22"><text:soft-page-break/></text:p>
      <text:p text:style-name="P22"/>
      <text:p text:style-name="P22"/>
      <text:p text:style-name="P22"/>
      <text:p text:style-name="P22"/>
      <text:p text:style-name="P22"/>
      <text:p text:style-name="P1">Terminology</text:p>
      <text:p text:style-name="P1">Sector:<text:tab/><text:tab/>4KB bank/page of ROM</text:p>
      <text:p text:style-name="P1"/>
      <text:p text:style-name="P1">Lines terminated by LF (CR ignored).</text:p>
      <text:p text:style-name="P1">Anything following ‘;’ is ignored (comments).</text:p>
      <text:p text:style-name="P18">Buffer is filled with chars. On LF and buffer not overflow parse and execute.</text:p>
      <text:p text:style-name="P18">On Comment ‘;’ stop filling buffer.</text:p>
      <text:p text:style-name="P17">Max line length = 128</text:p>
      <text:p text:style-name="P1">Lines start with:</text:p>
      <text:p text:style-name="P1"><text:tab/>; = Comment</text:p>
      <text:p text:style-name="P1"><text:tab/>&lt; = Download</text:p>
      <text:p text:style-name="P1"><text:tab/>&gt; = Upload</text:p>
      <text:p text:style-name="P1"><text:tab/><text:span text:style-name="T1">{ = Rip Cart Data</text:span></text:p>
      <text:p text:style-name="P1"><text:tab/><text:span text:style-name="T1">} = Write Cart Data</text:span></text:p>
      <text:p text:style-name="P1"><text:tab/>? = Query</text:p>
      <text:p text:style-name="P1"><text:tab/>! = Command</text:p>
      <text:p text:style-name="P1"/>
      <text:p text:style-name="P1"><text:tab/>= = Result</text:p>
      <text:p text:style-name="P1"><text:tab/><text:span text:style-name="T7">~ = Abort???</text:span></text:p>
      <text:p text:style-name="P1"><text:tab/><text:span text:style-name="T7"># = ???</text:span></text:p>
      <text:p text:style-name="P1"><text:tab/>* <text:span text:style-name="T8">= ???</text:span></text:p>
      <text:h text:style-name="Heading_20_2" text:outline-level="2"/>
      <text:h text:style-name="P187" text:outline-level="2"><text:bookmark-start text:name="__RefHeading___Toc1190_4174989186"/>Protocol Command <text:span text:style-name="T24">Details</text:span><text:bookmark-end text:name="__RefHeading___Toc1190_4174989186"/></text:h>
      <text:h text:style-name="Heading_20_2" text:outline-level="2"/>
      <text:h text:style-name="Heading_20_2" text:outline-level="2"><text:bookmark-start text:name="__RefHeading___Toc214_2010554431"/>Common<text:bookmark-end text:name="__RefHeading___Toc214_2010554431"/></text:h>
      <text:h text:style-name="P190" text:outline-level="3"><text:bookmark-start text:name="__RefHeading___Toc462_1468487478"/>Hello<text:bookmark-end text:name="__RefHeading___Toc462_1468487478"/></text:h>
      <text:p text:style-name="P48"><text:span text:style-name="T15">Send </text:span>LF’<text:span text:style-name="T15">s UNTIL</text:span></text:p>
      <text:p text:style-name="P48">; HELLO</text:p>
      <text:p text:style-name="P48"/>
      <text:p text:style-name="P48"/>
      <text:p text:style-name="P48">????</text:p>
      <text:p text:style-name="P48"/>
      <text:h text:style-name="P191" text:outline-level="3"><text:bookmark-start text:name="__RefHeading___Toc464_1468487478"/>Reset<text:bookmark-end text:name="__RefHeading___Toc464_1468487478"/></text:h>
      <text:h text:style-name="P192" text:outline-level="3"><text:bookmark-start text:name="__RefHeading___Toc264_1209043716"/>Request Status<text:bookmark-end text:name="__RefHeading___Toc264_1209043716"/></text:h>
      <text:p text:style-name="P41"><text:tab/>?<text:span text:style-name="T9">STATUS</text:span></text:p>
      <text:h text:style-name="Heading_20_3" text:outline-level="3"><text:bookmark-start text:name="__RefHeading___Toc216_2010554431"/>Request Cartridge Detection<text:bookmark-end text:name="__RefHeading___Toc216_2010554431"/></text:h>
      <text:p text:style-name="P1">Detect Cartridge:</text:p>
      <text:p text:style-name="P1"><text:tab/>Input (command):<text:tab/>DET_CART</text:p>
      <text:p text:style-name="P1"><text:tab/>Output (bitmap):<text:tab/>0 = None, 1 = ROM, 2 = Flash, 3 = ROM+Flash (error)</text:p>
      <text:p text:style-name="P1"/>
      <text:p text:style-name="P5">query programmer capabilities</text:p>
      <text:p text:style-name="P5">query programmer versions</text:p>
      <text:p text:style-name="P6">connect/open to cartridge</text:p>
      <text:p text:style-name="P6">disconnect/close cartridge</text:p>
      <text:p text:style-name="P6"/>
      <text:p text:style-name="P6"/>
      <text:p text:style-name="P12">Checksums</text:p>
      <text:p text:style-name="P12"/>
      <text:h text:style-name="P184" text:outline-level="2"><text:bookmark-start text:name="__RefHeading___Toc266_1209043716"/>Low Level Access<text:bookmark-end text:name="__RefHeading___Toc266_1209043716"/></text:h>
      <text:p text:style-name="P38">Get Info Pin, Type, Min,Max, … TODO</text:p>
      <text:p text:style-name="P39">Set Pin Value</text:p>
      <text:p text:style-name="P39">Get Pin Value</text:p>
      <text:p text:style-name="P39">Set Pin DDR</text:p>
      <text:p text:style-name="P39">Get Pin DDR</text:p>
      <text:p text:style-name="P39">Get Port Value</text:p>
      <text:p text:style-name="P39">Set Port Value</text:p>
      <text:p text:style-name="P39">Get Port DDR</text:p>
      <text:p text:style-name="P39">Set Port DDR</text:p>
      <text:p text:style-name="P39"/>
      <text:p text:style-name="P40"/>
      <text:h text:style-name="P180" text:outline-level="2"/>
      <text:h text:style-name="P184" text:outline-level="2"><text:bookmark-start text:name="__RefHeading___Toc218_2010554431"/><text:span text:style-name="T2">Programmable </text:span>Flash <text:span text:style-name="T2">ROM</text:span><text:bookmark-end text:name="__RefHeading___Toc218_2010554431"/></text:h>
      <text:p text:style-name="P49">This is the mechanism for programming the budget flash memory cartridges.</text:p>
      <text:h text:style-name="Heading_20_3" text:outline-level="3"><text:bookmark-start text:name="__RefHeading___Toc220_2010554431"/>Request <text:span text:style-name="T4">Flash Memory Info</text:span><text:bookmark-end text:name="__RefHeading___Toc220_2010554431"/></text:h>
      <text:p text:style-name="P5">Request:<text:tab/><text:tab/>?<text:span text:style-name="T4">FLASH_INFO</text:span></text:p>
      <text:p text:style-name="P16">Return (data):<text:tab/><text:tab/><text:span text:style-name="T14">#Manufacturer=Manufacturer</text:span></text:p>
      <text:p text:style-name="P19">Return (data):<text:tab/><text:tab/>#Size in Bytes=Size In Bytes</text:p>
      <text:p text:style-name="P19">Return (data):<text:tab/><text:tab/>#Sector Size in Bytes=Sector Size in Bytes</text:p>
      <text:p text:style-name="P7">Return <text:span text:style-name="T5">(success)</text:span>:<text:tab/>=0,<text:span text:style-name="T13">Success Message</text:span></text:p>
      <text:p text:style-name="P8">Return <text:span text:style-name="T5">(failure)</text:span>:<text:tab/>=<text:span text:style-name="T5">Error Code</text:span>,<text:span text:style-name="T5">Error Description</text:span></text:p>
      <text:p text:style-name="P13"/>
      <text:h text:style-name="P193" text:outline-level="3"><text:bookmark-start text:name="__RefHeading___Toc268_1209043716"/>Erase <text:span text:style-name="T12">All </text:span>Flash Memory<text:bookmark-end text:name="__RefHeading___Toc268_1209043716"/></text:h>
      <text:p text:style-name="P45"><text:span text:style-name="T11">Request:<text:tab/><text:tab/></text:span>!<text:span text:style-name="T6">FLASH_ERASE_ALL</text:span></text:p>
      <text:p text:style-name="P44">Return (success):<text:tab/>=0,<text:span text:style-name="T13">Success Message</text:span></text:p>
      <text:p text:style-name="P10">Return <text:span text:style-name="T5">(failure)</text:span>:<text:tab/>=<text:span text:style-name="T5">Error Code</text:span>,<text:span text:style-name="T5">Error Description</text:span></text:p>
      <text:p text:style-name="P14"/>
      <text:h text:style-name="P194" text:outline-level="3"><text:bookmark-start text:name="__RefHeading___Toc275_1209043716"/>Erase Flash Memory <text:span text:style-name="T12">Sector</text:span><text:bookmark-end text:name="__RefHeading___Toc275_1209043716"/></text:h>
      <text:p text:style-name="P47"><text:span text:style-name="T11">Request:<text:tab/><text:tab/></text:span>!<text:span text:style-name="T6">FLASH_ERASE_SECTOR,Sector Number</text:span></text:p>
      <text:p text:style-name="P44">Return (success):<text:tab/>=0,<text:span text:style-name="T13">Success Message</text:span></text:p>
      <text:p text:style-name="P11">Return <text:span text:style-name="T5">(failure)</text:span>:<text:tab/>=<text:span text:style-name="T5">Error Code</text:span>,<text:span text:style-name="T5">Error Description</text:span></text:p>
      <text:p text:style-name="P15"/>
      <text:p text:style-name="P37"/>
      <text:p text:style-name="P37"/>
      <text:p text:style-name="P37">!<text:span text:style-name="T6">FLASH_ERASE,SECTOR,Sector Number</text:span></text:p>
      <text:p text:style-name="P37"/>
      <text:p text:style-name="P46"/>
      <text:p text:style-name="P46"/>
      <text:p text:style-name="P46">Return (progress):<text:tab/>@Percentage</text:p>
      <text:p text:style-name="P43"/>
      <text:h text:style-name="P195" text:outline-level="3"><text:bookmark-start text:name="__RefHeading___Toc222_20105544311"/>Download from Programmer RAM <text:span text:style-name="T19">to PC</text:span><text:bookmark-end text:name="__RefHeading___Toc222_20105544311"/></text:h>
      <text:p text:style-name="P33">&lt;<text:span text:style-name="T18">RAM</text:span></text:p>
      <text:p text:style-name="P36">&lt;RAM,Start Address,End Address</text:p>
      <text:p text:style-name="P36"/>
      <text:h text:style-name="P196" text:outline-level="3"><text:bookmark-start text:name="__RefHeading___Toc234_2010554431"/>Upload from PC to Programmer RAM<text:bookmark-end text:name="__RefHeading___Toc234_2010554431"/></text:h>
      <text:p text:style-name="P35"><text:span text:style-name="T10">&gt;</text:span>RAM,Start Address,End Address,</text:p>
      <text:p text:style-name="P42"><text:soft-page-break/>#Data</text:p>
      <text:p text:style-name="P34"/>
      <text:h text:style-name="Heading_20_3" text:outline-level="3"><text:bookmark-start text:name="__RefHeading___Toc236_2010554431"/>Download to Programmer RAM from Flash ROM<text:bookmark-end text:name="__RefHeading___Toc236_2010554431"/></text:h>
      <text:p text:style-name="P42">&lt;ROM,</text:p>
      <text:h text:style-name="Heading_20_3" text:outline-level="3"><text:bookmark-start text:name="__RefHeading___Toc238_2010554431"/>Upload from Programmer RAM to Fl<text:span text:style-name="T6">a</text:span>sh ROM<text:bookmark-end text:name="__RefHeading___Toc238_2010554431"/></text:h>
      <text:p text:style-name="P32"/>
      <text:p text:style-name="P32"/>
      <text:p text:style-name="P4"/>
      <text:h text:style-name="P197" text:outline-level="3"><text:bookmark-start text:name="__RefHeading___Toc224_20105544311"/><text:span text:style-name="T3">YYY</text:span> Info<text:bookmark-end text:name="__RefHeading___Toc224_20105544311"/></text:h>
      <text:p text:style-name="P2"/>
      <text:h text:style-name="P182" text:outline-level="2"><text:bookmark-start text:name="__RefHeading___Toc226_2010554431"/>ROM <text:span text:style-name="T17">Dumper</text:span><text:bookmark-end text:name="__RefHeading___Toc226_2010554431"/></text:h>
      <text:p text:style-name="P1"/>
      <text:p text:style-name="P9"/>
      <text:h text:style-name="P197" text:outline-level="3"><text:bookmark-start text:name="__RefHeading___Toc222_2010554431"/><text:span text:style-name="T3">XXX</text:span> Size<text:bookmark-end text:name="__RefHeading___Toc222_2010554431"/></text:h>
      <text:p text:style-name="P4"/>
      <text:h text:style-name="P197" text:outline-level="3"><text:bookmark-start text:name="__RefHeading___Toc224_2010554431"/><text:span text:style-name="T3">YYY</text:span> Info<text:bookmark-end text:name="__RefHeading___Toc224_2010554431"/></text:h>
      <text:p text:style-name="P2"/>
      <text:h text:style-name="P183" text:outline-level="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15:54:13.079000000</meta:creation-date>
    <dc:date>2019-03-22T23:02:52.765000000</dc:date>
    <meta:editing-duration>PT8H22S</meta:editing-duration>
    <meta:editing-cycles>183</meta:editing-cycles>
    <meta:generator>LibreOffice/6.0.7.3$Windows_x86 LibreOffice_project/dc89aa7a9eabfd848af146d5086077aeed2ae4a5</meta:generator>
    <meta:document-statistic meta:table-count="4" meta:image-count="0" meta:object-count="0" meta:page-count="20" meta:paragraph-count="421" meta:word-count="1507" meta:character-count="10750" meta:non-whitespace-character-count="9636"/>
  </office:meta>
</office:document-meta>
</file>